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92914" officeooo:paragraph-rsid="00092914"/>
    </style:style>
    <style:style style:name="P2" style:family="paragraph" style:parent-style-name="Standard">
      <style:text-properties officeooo:paragraph-rsid="00092914"/>
    </style:style>
    <style:style style:name="P3" style:family="paragraph" style:parent-style-name="Standard">
      <style:paragraph-properties fo:text-align="center" style:justify-single-word="false"/>
      <style:text-properties officeooo:paragraph-rsid="00092914"/>
    </style:style>
    <style:style style:name="P4" style:family="paragraph" style:parent-style-name="Standard">
      <style:text-properties officeooo:rsid="001c45b4" officeooo:paragraph-rsid="00092914"/>
    </style:style>
    <style:style style:name="P5" style:family="paragraph" style:parent-style-name="Standard">
      <style:paragraph-properties fo:margin-left="0cm" fo:margin-right="0cm" fo:text-indent="0cm" style:auto-text-indent="false"/>
      <style:text-properties officeooo:paragraph-rsid="00092914"/>
    </style:style>
    <style:style style:name="P6" style:family="paragraph" style:parent-style-name="Standard">
      <style:paragraph-properties fo:margin-left="0cm" fo:margin-right="0cm" fo:text-indent="0cm" style:auto-text-indent="false"/>
      <style:text-properties officeooo:rsid="000a7102" officeooo:paragraph-rsid="000a7102"/>
    </style:style>
    <style:style style:name="P7" style:family="paragraph" style:parent-style-name="Standard">
      <style:paragraph-properties fo:margin-left="0cm" fo:margin-right="0cm" fo:text-indent="0cm" style:auto-text-indent="false"/>
      <style:text-properties officeooo:paragraph-rsid="000a7102"/>
    </style:style>
    <style:style style:name="P8" style:family="paragraph" style:parent-style-name="Standard">
      <style:paragraph-properties fo:margin-left="0cm" fo:margin-right="0cm" fo:text-indent="0cm" style:auto-text-indent="false"/>
      <style:text-properties officeooo:rsid="0012a98f" officeooo:paragraph-rsid="000a7102"/>
    </style:style>
    <style:style style:name="P9" style:family="paragraph" style:parent-style-name="Standard">
      <style:paragraph-properties fo:margin-left="0cm" fo:margin-right="0cm" fo:text-indent="0cm" style:auto-text-indent="false"/>
      <style:text-properties style:text-underline-style="solid" style:text-underline-width="auto" style:text-underline-color="font-color" officeooo:paragraph-rsid="000a7102"/>
    </style:style>
    <style:style style:name="P10" style:family="paragraph" style:parent-style-name="Standard" style:list-style-name="L1">
      <style:text-properties officeooo:paragraph-rsid="00092914"/>
    </style:style>
    <style:style style:name="P11" style:family="paragraph" style:parent-style-name="Standard" style:list-style-name="L1">
      <style:text-properties officeooo:rsid="00092914" officeooo:paragraph-rsid="00092914"/>
    </style:style>
    <style:style style:name="P12" style:family="paragraph">
      <loext:graphic-properties draw:fill-color="#ffffff" draw:opacity="0%"/>
    </style:style>
    <style:style style:name="P13" style:family="paragraph">
      <style:paragraph-properties fo:text-align="center" style:writing-mode="lr-tb"/>
    </style:style>
    <style:style style:name="P14" style:family="paragraph">
      <loext:graphic-properties draw:fill-color="#ffffff"/>
      <style:paragraph-properties fo:text-align="center" style:writing-mode="lr-tb"/>
    </style:style>
    <style:style style:name="P15" style:family="paragraph">
      <style:paragraph-properties fo:text-align="center"/>
    </style:style>
    <style:style style:name="P16" style:family="paragraph">
      <loext:graphic-properties draw:fill-color="#000000"/>
      <style:paragraph-properties fo:text-align="center"/>
    </style:style>
    <style:style style:name="P17" style:family="paragraph">
      <style:paragraph-properties fo:text-align="center" style:writing-mode="lr-tb"/>
      <style:text-properties style:text-underline-style="solid" style:text-underline-width="auto" style:text-underline-color="font-color"/>
    </style:style>
    <style:style style:name="P18" style:family="paragraph">
      <loext:graphic-properties draw:fill-color="#ffffff"/>
      <style:paragraph-properties fo:text-align="center" style:writing-mode="lr-tb"/>
      <style:text-properties style:text-underline-style="solid" style:text-underline-width="auto" style:text-underline-color="font-color"/>
    </style:style>
    <style:style style:name="P19" style:family="paragraph">
      <style:paragraph-properties fo:text-align="center" style:writing-mode="lr-tb"/>
      <style:text-properties style:text-underline-style="none"/>
    </style:style>
    <style:style style:name="P20" style:family="paragraph">
      <loext:graphic-properties draw:fill-color="#ffffff"/>
      <style:paragraph-properties fo:text-align="center" style:writing-mode="lr-tb"/>
      <style:text-properties style:text-underline-style="none"/>
    </style:style>
    <style:style style:name="P21" style:family="paragraph">
      <loext:graphic-properties draw:fill-color="#000000"/>
    </style:style>
    <style:style style:name="P22" style:family="paragraph">
      <loext:graphic-properties draw:fill-color="#ffffff"/>
    </style:style>
    <style:style style:name="P23" style:family="paragraph">
      <style:paragraph-properties fo:text-align="center" style:writing-mode="lr-tb"/>
      <style:text-properties style:text-underline-style="dash" style:text-underline-width="auto" style:text-underline-color="font-color"/>
    </style:style>
    <style:style style:name="P24" style:family="paragraph">
      <loext:graphic-properties draw:fill-color="#ffffff"/>
      <style:paragraph-properties fo:text-align="center" style:writing-mode="lr-tb"/>
      <style:text-properties style:text-underline-style="dash" style:text-underline-width="auto" style:text-underline-color="font-color"/>
    </style:style>
    <style:style style:name="P25" style:family="paragraph">
      <style:paragraph-properties fo:text-align="center" style:writing-mode="lr-tb"/>
      <style:text-properties style:text-underline-style="none" fo:font-weight="normal" style:font-weight-asian="normal" style:font-weight-complex="normal"/>
    </style:style>
    <style:style style:name="P26" style:family="paragraph">
      <loext:graphic-properties draw:fill-color="#ffffff"/>
      <style:paragraph-properties fo:text-align="center" style:writing-mode="lr-tb"/>
      <style:text-properties style:text-underline-style="none" fo:font-weight="normal" style:font-weight-asian="normal" style:font-weight-complex="normal"/>
    </style:style>
    <style:style style:name="P27" style:family="paragraph">
      <loext:graphic-properties draw:fill="none" draw:fill-color="#ffffff"/>
    </style:style>
    <style:style style:name="P28" style:family="paragraph">
      <style:paragraph-properties fo:text-align="center" style:writing-mode="lr-tb"/>
      <style:text-properties fo:font-size="12pt"/>
    </style:style>
    <style:style style:name="P29" style:family="paragraph">
      <loext:graphic-properties draw:fill-color="#ffffff"/>
      <style:paragraph-properties fo:text-align="center" style:writing-mode="lr-tb"/>
      <style:text-properties fo:font-size="12pt"/>
    </style:style>
    <style:style style:name="T1" style:family="text">
      <style:text-properties officeooo:rsid="00092914"/>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2a98f" style:font-weight-asian="bold" style:font-weight-complex="bold"/>
    </style:style>
    <style:style style:name="T4" style:family="text">
      <style:text-properties fo:background-color="transparent" loext:char-shading-value="0"/>
    </style:style>
    <style:style style:name="T5" style:family="text">
      <style:text-properties style:use-window-font-color="true" loext:opacity="0%" fo:background-color="transparent" loext:char-shading-value="0"/>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style:text-underline-style="dash" style:text-underline-width="auto" style:text-underline-color="font-color"/>
    </style:style>
    <style:style style:name="T9" style:family="text">
      <style:text-properties style:text-underline-style="none" fo:font-weight="normal" style:font-weight-asian="normal" style:font-weight-complex="normal"/>
    </style:style>
    <style:style style:name="T10" style:family="text">
      <style:text-properties fo:font-size="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opacity="0%" draw:textarea-horizontal-align="justify" draw:textarea-vertical-align="middle" draw:auto-grow-height="false" fo:min-height="0.556cm" fo:min-width="3.016cm"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vertical-pos="from-top" style:vertical-rel="paragraph" style:horizontal-pos="from-left" style:horizontal-rel="paragraph"/>
    </style:style>
    <style:style style:name="gr3" style:family="graphic">
      <style:graphic-properties style:run-through="foreground"/>
    </style:style>
    <style:style style:name="gr4" style:family="graphic">
      <style:graphic-properties svg:stroke-color="#ffffff" draw:fill-color="#ffffff" draw:textarea-horizontal-align="justify" draw:textarea-vertical-align="middle" draw:auto-grow-height="false" fo:min-height="0.914cm" fo:min-width="4.835cm" style:run-through="foreground"/>
      <style:paragraph-properties style:writing-mode="lr-tb"/>
    </style:style>
    <style:style style:name="gr5" style:family="graphic">
      <style:graphic-properties svg:stroke-color="#000000" draw:textarea-horizontal-align="center" draw:textarea-vertical-align="middle" style:run-through="foreground"/>
    </style:style>
    <style:style style:name="gr6" style:family="graphic">
      <style:graphic-properties svg:stroke-color="#ffffff" draw:fill-color="#ffffff" draw:textarea-horizontal-align="justify" draw:textarea-vertical-align="middle" draw:auto-grow-height="false" fo:min-height="0.545cm" fo:min-width="2.013cm" style:run-through="foreground"/>
      <style:paragraph-properties style:writing-mode="lr-tb"/>
    </style:style>
    <style:style style:name="gr7" style:family="graphic">
      <style:graphic-properties svg:stroke-width="0cm" svg:stroke-color="#000000" draw:marker-start-width="0.353cm" draw:marker-end-width="0.353cm" draw:fill-color="#000000" draw:textarea-horizontal-align="center" draw:textarea-vertical-align="middle" fo:padding-top="0cm" fo:padding-bottom="0cm" fo:padding-left="0cm" fo:padding-right="0cm" style:run-through="foreground"/>
    </style:style>
    <style:style style:name="gr8" style:family="graphic">
      <style:graphic-properties svg:stroke-color="#000000" draw:fill-color="#ffffff" draw:textarea-horizontal-align="justify" draw:textarea-vertical-align="middle" draw:auto-grow-height="false" fo:min-height="0.794cm" fo:min-width="3.494cm" style:run-through="foreground"/>
      <style:paragraph-properties style:writing-mode="lr-tb"/>
    </style:style>
    <style:style style:name="gr9" style:family="graphic">
      <style:graphic-properties svg:stroke-color="#000000" draw:fill-color="#ffffff" draw:textarea-horizontal-align="justify" draw:textarea-vertical-align="middle" draw:auto-grow-height="false" fo:min-height="0.64cm" fo:min-width="1.342cm" style:run-through="foreground"/>
      <style:paragraph-properties style:writing-mode="lr-tb"/>
    </style:style>
    <style:style style:name="gr10" style:family="graphic">
      <style:graphic-properties svg:stroke-color="#000000" draw:fill-color="#ffffff" draw:textarea-horizontal-align="justify" draw:textarea-vertical-align="middle" draw:auto-grow-height="false" fo:min-height="0.64cm" fo:min-width="3.023cm" style:run-through="foreground"/>
      <style:paragraph-properties style:writing-mode="lr-tb"/>
    </style:style>
    <style:style style:name="gr11" style:family="graphic">
      <style:graphic-properties svg:stroke-color="#000000" draw:fill-color="#ffffff" draw:textarea-horizontal-align="justify" draw:textarea-vertical-align="middle" draw:auto-grow-height="false" fo:min-height="0.64cm" fo:min-width="2.798cm" style:run-through="foreground"/>
      <style:paragraph-properties style:writing-mode="lr-tb"/>
    </style:style>
    <style:style style:name="gr12" style:family="graphic">
      <style:graphic-properties svg:stroke-color="#000000" draw:fill-color="#ffffff" draw:textarea-horizontal-align="justify" draw:textarea-vertical-align="middle" draw:auto-grow-height="false" fo:min-height="0.64cm" fo:min-width="1.711cm" style:run-through="foreground"/>
      <style:paragraph-properties style:writing-mode="lr-tb"/>
    </style:style>
    <style:style style:name="gr13" style:family="graphic">
      <style:graphic-properties svg:stroke-color="#000000" draw:fill-color="#ffffff" draw:textarea-horizontal-align="justify" draw:textarea-vertical-align="middle" draw:auto-grow-height="false" fo:min-height="0.64cm" fo:min-width="1.981cm" style:run-through="foreground"/>
      <style:paragraph-properties style:writing-mode="lr-tb"/>
    </style:style>
    <style:style style:name="gr14" style:family="graphic">
      <style:graphic-properties draw:stroke="solid" svg:stroke-color="#000000" draw:fill-color="#000000" draw:textarea-horizontal-align="justify" draw:textarea-vertical-align="middle" draw:auto-grow-height="false" fo:min-height="0.466cm" fo:min-width="1.201cm" style:run-through="foreground"/>
    </style:style>
    <style:style style:name="gr15" style:family="graphic">
      <style:graphic-properties svg:stroke-color="#000000" draw:fill-color="#ffffff" draw:textarea-horizontal-align="justify" draw:textarea-vertical-align="middle" draw:auto-grow-height="false" fo:min-height="0.399cm" fo:min-width="0.466cm" style:run-through="foreground"/>
    </style:style>
    <style:style style:name="gr16" style:family="graphic">
      <style:graphic-properties svg:stroke-color="#000000" draw:fill-color="#000000" draw:textarea-horizontal-align="justify" draw:textarea-vertical-align="middle" draw:auto-grow-height="false" fo:min-height="0.399cm" fo:min-width="0.466cm" style:run-through="foreground"/>
    </style:style>
    <style:style style:name="gr17"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ffffff" draw:fill-color="#ffffff" draw:textarea-horizontal-align="justify" draw:textarea-vertical-align="middle" draw:auto-grow-height="false" fo:min-height="0.647cm" fo:min-width="1.323cm" style:run-through="foreground"/>
      <style:paragraph-properties style:writing-mode="lr-tb"/>
    </style:style>
    <style:style style:name="gr19" style:family="graphic">
      <style:graphic-properties svg:stroke-color="#000000" draw:fill-color="#ffffff" draw:textarea-horizontal-align="justify" draw:textarea-vertical-align="middle" draw:auto-grow-height="false" fo:min-height="0.64cm" fo:min-width="2.706cm" style:run-through="foreground"/>
      <style:paragraph-properties style:writing-mode="lr-tb"/>
    </style:style>
    <style:style style:name="gr20" style:family="graphic">
      <style:graphic-properties svg:stroke-color="#000000" draw:fill-color="#ffffff" draw:textarea-horizontal-align="justify" draw:textarea-vertical-align="middle" draw:auto-grow-height="false" fo:min-height="0.64cm" fo:min-width="1.875cm" style:run-through="foreground"/>
      <style:paragraph-properties style:writing-mode="lr-tb"/>
    </style:style>
    <style:style style:name="gr21" style:family="graphic">
      <style:graphic-properties draw:stroke="solid" svg:stroke-color="#000000" draw:fill-color="#ffffff" draw:textarea-horizontal-align="justify" draw:textarea-vertical-align="middle" draw:auto-grow-height="false" fo:min-height="0.466cm" fo:min-width="1.201cm" style:run-through="foreground"/>
    </style:style>
    <style:style style:name="gr22" style:family="graphic">
      <style:graphic-properties svg:stroke-color="#000000" draw:fill-color="#ffffff" draw:textarea-horizontal-align="justify" draw:textarea-vertical-align="middle" draw:auto-grow-height="false" fo:min-height="0.64cm" fo:min-width="1.505cm" style:run-through="foreground"/>
      <style:paragraph-properties style:writing-mode="lr-tb"/>
    </style:style>
    <style:style style:name="gr23" style:family="graphic">
      <style:graphic-properties svg:stroke-color="#000000" draw:fill-color="#ffffff" draw:textarea-horizontal-align="justify" draw:textarea-vertical-align="middle" draw:auto-grow-height="false" fo:min-height="0.64cm" fo:min-width="1.916cm" style:run-through="foreground"/>
      <style:paragraph-properties style:writing-mode="lr-tb"/>
    </style:style>
    <style:style style:name="gr24" style:family="graphic">
      <style:graphic-properties svg:stroke-color="#000000" draw:fill-color="#ffffff" draw:textarea-horizontal-align="justify" draw:textarea-vertical-align="middle" draw:auto-grow-height="false" fo:min-height="0.64cm" fo:min-width="1.542cm" style:run-through="foreground"/>
      <style:paragraph-properties style:writing-mode="lr-tb"/>
    </style:style>
    <style:style style:name="gr25" style:family="graphic">
      <style:graphic-properties svg:stroke-color="#000000" draw:fill-color="#ffffff" draw:textarea-horizontal-align="justify" draw:textarea-vertical-align="middle" draw:auto-grow-height="false" fo:min-height="0.64cm" fo:min-width="1.769cm" style:run-through="foreground"/>
      <style:paragraph-properties style:writing-mode="lr-tb"/>
    </style:style>
    <style:style style:name="gr26" style:family="graphic">
      <style:graphic-properties svg:stroke-color="#000000" draw:fill-color="#ffffff" draw:textarea-horizontal-align="justify" draw:textarea-vertical-align="middle" draw:auto-grow-height="false" fo:min-height="0.64cm" fo:min-width="2.148cm" style:run-through="foreground"/>
      <style:paragraph-properties style:writing-mode="lr-tb"/>
    </style:style>
    <style:style style:name="gr27" style:family="graphic">
      <style:graphic-properties svg:stroke-color="#000000" draw:fill-color="#ffffff" draw:textarea-horizontal-align="justify" draw:textarea-vertical-align="middle" draw:auto-grow-height="false" fo:min-height="0.64cm" fo:min-width="2.602cm" style:run-through="foreground"/>
      <style:paragraph-properties style:writing-mode="lr-tb"/>
    </style:style>
    <style:style style:name="gr28" style:family="graphic">
      <style:graphic-properties svg:stroke-color="#000000" draw:fill-color="#ffffff" draw:textarea-horizontal-align="justify" draw:textarea-vertical-align="middle" draw:auto-grow-height="false" fo:min-height="0.64cm" fo:min-width="2.335cm" style:run-through="foreground"/>
      <style:paragraph-properties style:writing-mode="lr-tb"/>
    </style:style>
    <style:style style:name="gr29" style:family="graphic">
      <style:graphic-properties svg:stroke-color="#000000" draw:fill-color="#ffffff" draw:textarea-horizontal-align="justify" draw:textarea-vertical-align="middle" draw:auto-grow-height="false" fo:min-height="0.64cm" fo:min-width="1.489cm" style:run-through="foreground"/>
      <style:paragraph-properties style:writing-mode="lr-tb"/>
    </style:style>
    <style:style style:name="gr30" style:family="graphic">
      <style:graphic-properties svg:stroke-color="#000000" draw:fill-color="#ffffff" draw:textarea-horizontal-align="justify" draw:textarea-vertical-align="middle" draw:auto-grow-height="false" fo:min-height="0.427cm" fo:min-width="2.33cm" style:run-through="foreground"/>
      <style:paragraph-properties style:writing-mode="lr-tb"/>
    </style:style>
    <style:style style:name="gr31" style:family="graphic">
      <style:graphic-properties svg:stroke-color="#000000" draw:fill-color="#ffffff" draw:textarea-horizontal-align="justify" draw:textarea-vertical-align="middle" draw:auto-grow-height="false" fo:min-height="0.64cm" fo:min-width="2.298cm" style:run-through="foreground"/>
      <style:paragraph-properties style:writing-mode="lr-tb"/>
    </style:style>
    <style:style style:name="gr32" style:family="graphic">
      <style:graphic-properties svg:stroke-color="#000000" draw:fill="none" draw:fill-color="#ffffff" draw:textarea-horizontal-align="justify" draw:textarea-vertical-align="middle" draw:auto-grow-height="false" fo:min-height="1.376cm" fo:min-width="6.376cm" style:run-through="foreground"/>
    </style:style>
    <style:style style:name="gr33" style:family="graphic">
      <style:graphic-properties svg:stroke-color="#000000" draw:fill-color="#ffffff" draw:textarea-horizontal-align="justify" draw:textarea-vertical-align="middle" draw:auto-grow-height="false" fo:min-height="0.796cm" fo:min-width="3.496cm" style:run-through="foreground"/>
      <style:paragraph-properties style:writing-mode="lr-tb"/>
    </style:style>
    <style:style style:name="gr34" style:family="graphic">
      <style:graphic-properties svg:stroke-color="#000000" draw:fill-color="#ffffff" draw:textarea-horizontal-align="justify" draw:textarea-vertical-align="middle" draw:auto-grow-height="false" fo:min-height="0.64cm" fo:min-width="1.806cm" style:run-through="foreground"/>
      <style:paragraph-properties style:writing-mode="lr-tb"/>
    </style:style>
    <style:style style:name="gr35" style:family="graphic">
      <style:graphic-properties svg:stroke-color="#000000" draw:fill-color="#ffffff" draw:textarea-horizontal-align="justify" draw:textarea-vertical-align="middle" draw:auto-grow-height="false" fo:min-height="0.64cm" fo:min-width="1.967cm" style:run-through="foreground"/>
      <style:paragraph-properties style:writing-mode="lr-tb"/>
    </style:style>
    <style:style style:name="gr36" style:family="graphic">
      <style:graphic-properties svg:stroke-color="#000000" draw:fill-color="#ffffff" draw:textarea-horizontal-align="justify" draw:textarea-vertical-align="middle" draw:auto-grow-height="false" fo:min-height="0.64cm" fo:min-width="2.591cm" style:run-through="foreground"/>
      <style:paragraph-properties style:writing-mode="lr-tb"/>
    </style:style>
    <style:style style:name="gr37" style:family="graphic">
      <style:graphic-properties svg:stroke-color="#000000" draw:fill-color="#ffffff" draw:textarea-horizontal-align="justify" draw:textarea-vertical-align="middle" draw:auto-grow-height="false" fo:min-height="0.64cm" fo:min-width="2.916cm" style:run-through="foreground"/>
      <style:paragraph-properties style:writing-mode="lr-tb"/>
    </style:style>
    <style:style style:name="gr38" style:family="graphic">
      <style:graphic-properties svg:stroke-color="#000000" draw:fill-color="#000000"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EJERCICIOS </text:span><text:span text:style-name="T3">BÁSICOS-I E-R</text:span></text:p>
      <text:p text:style-name="P2"/>
      <text:list xml:id="list360779225" text:style-name="L1">
        <text:list-item>
          <text:p text:style-name="P11">“Se desea informatizar la gestión de una naviera que tranporta mercancia por todo el Mundo. Los encargados de transportar las mercancias son los capitanes de cada barco, de los que se quiere guardar el dni, nombre, teléfono, dirección, salario y población en la que vive. De los contenedores transportados interesa conocer el código del contenedor, una descripción y la dirección tanto destinatario como el remitente. Un capitán transporta muchos contenedores, y un contenedor sólo puede ser distribuido por un capitán. De las puertos a las que llegan los contenedores interesa guardar el código de puerto y el nombre. Un contenedor sólo puede llegar a una puerto. Sin embargo, a un puerto pueden llegar varios contenedores. De los barcos que llevan los capitanes, interesa conocer el nombre y la matrícula, cualquiera de los dos puede identificarlo, motor y astillero que lo fabricó. Un capitán puede navegar diferentes barcos en fechas diferentes, y un barco puede ser capitaneado por varios capitanes”</text:p>
        </text:list-item>
      </text:list>
      <text:p text:style-name="P2"/>
      <text:p text:style-name="P2"><draw:g text:anchor-type="paragraph" draw:z-index="4" draw:name="DrawObject3" draw:style-name="gr2"><draw:g draw:name="DrawObject3" draw:style-name="gr3"><draw:custom-shape draw:name="Forma14_7" draw:style-name="gr4" draw:text-style-name="P14" svg:width="4.836cm" svg:height="0.914cm" svg:x="-0.591cm" svg:y="4.463cm"><text:p text:style-name="P13">navegar</text:p><draw:enhanced-geometry svg:viewBox="0 0 21600 21600" draw:type="rectangle" draw:enhanced-path="M 0 0 L 21600 0 21600 21600 0 21600 0 0 Z N"/></draw:custom-shape><draw:custom-shape draw:name="Forma14_6" draw:style-name="gr4" draw:text-style-name="P14" svg:width="4.836cm" svg:height="0.914cm" svg:x="11.051cm" svg:y="4.345cm"><text:p text:style-name="P13">llegar a</text:p><draw:enhanced-geometry svg:viewBox="0 0 21600 21600" draw:type="rectangle" draw:enhanced-path="M 0 0 L 21600 0 21600 21600 0 21600 0 0 Z N"/></draw:custom-shape><draw:g draw:name="DrawObject4" draw:style-name="gr3"><draw:line draw:name="Forma10_3" draw:style-name="gr5" draw:text-style-name="P15" svg:x1="13.96cm" svg:y1="1.823cm" svg:x2="14.644cm" svg:y2="1.546cm"><text:p/></draw:line><draw:line draw:name="Forma11_2" draw:style-name="gr5" draw:text-style-name="P15" svg:x1="13.96cm" svg:y1="2.393cm" svg:x2="14.754cm" svg:y2="2.559cm"><text:p/></draw:line><draw:custom-shape draw:name="Forma15_12" draw:style-name="gr6" draw:text-style-name="P14" svg:width="2.07cm" svg:height="0.602cm" svg:x="11.756cm" svg:y="2.618cm"><text:p text:style-name="P13">(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13" draw:style-name="gr6" draw:text-style-name="P14" svg:width="2.07cm" svg:height="0.602cm" svg:x="11.751cm" svg:y="6.419cm"><text:p text:style-name="P13">(1,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14" draw:style-name="gr6" draw:text-style-name="P14" svg:width="2.07cm" svg:height="0.602cm" svg:x="2.993cm" svg:y="6.341cm"><text:p text:style-name="P13">(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15" draw:style-name="gr6" draw:text-style-name="P14" svg:width="2.07cm" svg:height="0.602cm" svg:x="2.941cm" svg:y="2.618cm"><text:p text:style-name="P13">(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a18_1" draw:style-name="gr5" draw:text-style-name="P15" svg:x1="3.404cm" svg:y1="2.617cm" svg:x2="3.404cm" svg:y2="6.942cm"><text:p/></draw:line><draw:line draw:name="Forma12_3" draw:style-name="gr5" draw:text-style-name="P15" svg:x1="11.175cm" svg:y1="1.224cm" svg:x2="11.367cm" svg:y2="1.952cm"><text:p/></draw:line><draw:line draw:name="Forma8_4" draw:style-name="gr5" draw:text-style-name="P15" svg:x1="3.577cm" svg:y1="1.824cm" svg:x2="3.621cm" svg:y2="1.134cm"><text:p/></draw:line><draw:custom-shape draw:name="Forma15_16" draw:style-name="gr6" draw:text-style-name="P14" svg:width="2.07cm" svg:height="0.602cm" svg:x="5.271cm" svg:y="1.612cm"><text:p text:style-name="P13">(1,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17" draw:style-name="gr6" draw:text-style-name="P14" svg:width="2.07cm" svg:height="0.602cm" svg:x="8.867cm" svg:y="1.612cm"><text:p text:style-name="P13">(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a2_3" draw:style-name="gr7" draw:text-style-name="P16" svg:x1="4.907cm" svg:y1="2.213cm" svg:x2="11.566cm" svg:y2="2.213cm"><text:p/></draw:line><draw:line draw:name="Forma21_1" draw:style-name="gr5" draw:text-style-name="P15" svg:x1="10.265cm" svg:y1="8.804cm" svg:x2="12.091cm" svg:y2="7.814cm"><text:p/></draw:line><draw:custom-shape draw:name="Forma1_10" draw:style-name="gr8" draw:text-style-name="P14" svg:width="3.495cm" svg:height="0.795cm" svg:x="2.205cm" svg:y="1.824cm"><text:p text:style-name="P13">CAPITAN</text:p><draw:enhanced-geometry svg:viewBox="0 0 21600 21600" draw:type="rectangle" draw:enhanced-path="M 0 0 L 21600 0 21600 21600 0 21600 0 0 Z N"/></draw:custom-shape><draw:custom-shape draw:name="Forma1_11" draw:style-name="gr8" draw:text-style-name="P14" svg:width="3.495cm" svg:height="0.795cm" svg:x="10.464cm" svg:y="1.824cm"><text:p text:style-name="P13">CONTENEDOR</text:p><draw:enhanced-geometry svg:viewBox="0 0 21600 21600" draw:type="rectangle" draw:enhanced-path="M 0 0 L 21600 0 21600 21600 0 21600 0 0 Z N"/></draw:custom-shape><draw:custom-shape draw:name="Forma5_34" draw:style-name="gr9" draw:text-style-name="P18" svg:width="1.897cm" svg:height="0.906cm" svg:x="0.134cm" svg:y="0.32cm"><text:p text:style-name="P17"><text:span text:style-name="T6">dn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36" draw:style-name="gr9" draw:text-style-name="P20" svg:width="1.897cm" svg:height="0.906cm" svg:x="-0.829cm" svg:y="1.713cm"><text:p text:style-name="P19"><text:span text:style-name="T7">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37" draw:style-name="gr9" draw:text-style-name="P20" svg:width="1.897cm" svg:height="0.906cm" svg:x="2.766cm" svg:y="0.318cm"><text:p text:style-name="P19"><text:span text:style-name="T7">telefon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38" draw:style-name="gr9" draw:text-style-name="P20" svg:width="1.897cm" svg:height="0.906cm" svg:x="5.271cm" svg:y="0.305cm"><text:p text:style-name="P19"><text:span text:style-name="T7">direcc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6_4" draw:style-name="gr5" draw:text-style-name="P15" svg:x1="1.753cm" svg:y1="1.069cm" svg:x2="2.205cm" svg:y2="1.824cm"><text:p/></draw:line><draw:line draw:name="Forma7_4" draw:style-name="gr5" draw:text-style-name="P15" svg:x1="2.203cm" svg:y1="2.206cm" svg:x2="1.067cm" svg:y2="2.206cm"><text:p/></draw:line><draw:line draw:name="Forma9_4" draw:style-name="gr5" draw:text-style-name="P15" svg:x1="6.198cm" svg:y1="1.21cm" svg:x2="5.272cm" svg:y2="1.824cm"><text:p/></draw:line><draw:custom-shape draw:name="Forma5_39" draw:style-name="gr10" draw:text-style-name="P20" svg:width="4.276cm" svg:height="0.906cm" svg:x="13.958cm" svg:y="0.783cm"><text:p text:style-name="P19"><text:span text:style-name="T7">dirección_destina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40" draw:style-name="gr9" draw:text-style-name="P18" svg:width="1.897cm" svg:height="0.906cm" svg:x="10.09cm" svg:y="0.318cm"><text:p text:style-name="P17"><text:span text:style-name="T6">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41" draw:style-name="gr11" draw:text-style-name="P20" svg:width="3.955cm" svg:height="0.906cm" svg:x="14.408cm" svg:y="2.156cm"><text:p text:style-name="P19"><text:span text:style-name="T7">dirección_remit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42" draw:style-name="gr12" draw:text-style-name="P20" svg:width="2.417cm" svg:height="0.906cm" svg:x="12.167cm" svg:y="0.159cm"><text:p text:style-name="P19"><text:span text:style-name="T7">descrip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13_3" draw:style-name="gr5" draw:text-style-name="P15" svg:x1="13.139cm" svg:y1="1.063cm" svg:x2="12.929cm" svg:y2="1.823cm"><text:p/></draw:line><draw:custom-shape draw:name="Forma1_12" draw:style-name="gr8" draw:text-style-name="P14" svg:width="3.495cm" svg:height="0.795cm" svg:x="11.014cm" svg:y="7.021cm"><text:p text:style-name="P13">PUERTO</text:p><draw:enhanced-geometry svg:viewBox="0 0 21600 21600" draw:type="rectangle" draw:enhanced-path="M 0 0 L 21600 0 21600 21600 0 21600 0 0 Z N"/></draw:custom-shape><draw:line draw:name="Forma19_1" draw:style-name="gr5" draw:text-style-name="P15" svg:x1="12.176cm" svg:y1="7.02cm" svg:x2="12.176cm" svg:y2="2.617cm"><text:p/></draw:line><draw:custom-shape draw:name="Forma5_43" draw:style-name="gr13" draw:text-style-name="P20" svg:width="2.8cm" svg:height="0.906cm" svg:x="1.238cm" svg:y="8.721cm"><text:p text:style-name="P19"><text:span text:style-name="T7">mot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5_46" draw:style-name="gr13" draw:text-style-name="P18" svg:width="2.8cm" svg:height="0.906cm" svg:x="7.652cm" svg:y="8.504cm"><text:p text:style-name="P17"><text:span text:style-name="T6">có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47" draw:style-name="gr13" draw:text-style-name="P20" svg:width="2.8cm" svg:height="0.906cm" svg:x="11.039cm" svg:y="8.716cm"><text:p text:style-name="P19"><text:span text:style-name="T7">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2_1" draw:style-name="gr5" draw:text-style-name="P15" svg:x1="12.834cm" svg:y1="7.814cm" svg:x2="12.781cm" svg:y2="8.715cm"><text:p/></draw:line><draw:custom-shape draw:name="Forma1_13" draw:style-name="gr8" draw:text-style-name="P14" svg:width="3.495cm" svg:height="0.795cm" svg:x="1.912cm" svg:y="6.943cm"><text:p text:style-name="P13">BARCO</text:p><draw:enhanced-geometry svg:viewBox="0 0 21600 21600" draw:type="rectangle" draw:enhanced-path="M 0 0 L 21600 0 21600 21600 0 21600 0 0 Z N"/></draw:custom-shape><draw:custom-shape draw:name="Forma3_7" draw:style-name="gr14" draw:text-style-name="P21" svg:width="2.401cm" svg:height="0.93cm" svg:x="7.022cm" svg:y="1.766cm"><text:p/><draw:enhanced-geometry svg:viewBox="0 0 21600 21600" draw:glue-points="10800 0 0 10800 10800 21600 21600 10800" draw:text-areas="5400 5400 16200 16200" draw:type="diamond" draw:enhanced-path="M 10800 0 L 21600 10800 10800 21600 0 10800 10800 0 Z N"/></draw:custom-shape><draw:custom-shape draw:name="Forma4_7" draw:style-name="gr15" draw:text-style-name="P22" svg:width="0.93cm" svg:height="1.197cm" draw:transform="rotate (1.5707963267949) translate (7.02027777777778cm 2.69522222222222cm)"><text:p/><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a16_1" draw:style-name="gr5" draw:text-style-name="P15" svg:x1="1.104cm" svg:y1="7.956cm" svg:x2="1.914cm" svg:y2="7.427cm"><text:p/></draw:line><draw:custom-shape draw:name="Forma3_8" draw:style-name="gr14" draw:text-style-name="P21" svg:width="2.401cm" svg:height="0.93cm" draw:transform="rotate (1.5707963267949) translate (11.6981111111111cm 5.97076388888889cm)"><text:p/><draw:enhanced-geometry svg:viewBox="0 0 21600 21600" draw:glue-points="10800 0 0 10800 10800 21600 21600 10800" draw:text-areas="5400 5400 16200 16200" draw:type="diamond" draw:enhanced-path="M 10800 0 L 21600 10800 10800 21600 0 10800 10800 0 Z N"/></draw:custom-shape><draw:custom-shape draw:name="Forma4_8" draw:style-name="gr15" draw:text-style-name="P22" svg:width="0.93cm" svg:height="1.197cm" svg:x="11.673cm" svg:y="4.773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a3_9" draw:style-name="gr14" draw:text-style-name="P21" svg:width="2.401cm" svg:height="0.93cm" draw:transform="rotate (1.5707963267949) translate (2.94216666666667cm 6.048375cm)"><text:p/><draw:enhanced-geometry svg:viewBox="0 0 21600 21600" draw:glue-points="10800 0 0 10800 10800 21600 21600 10800" draw:text-areas="5400 5400 16200 16200" draw:type="diamond" draw:enhanced-path="M 10800 0 L 21600 10800 10800 21600 0 10800 10800 0 Z N"/></draw:custom-shape><draw:custom-shape draw:name="Forma4_9" draw:style-name="gr16" draw:text-style-name="P21" svg:width="0.93cm" svg:height="1.197cm" svg:x="2.917cm" svg:y="4.844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a5_48" draw:style-name="gr13" draw:text-style-name="P18" svg:width="2.8cm" svg:height="0.906cm" svg:x="-1.291cm" svg:y="5.869cm"><text:p text:style-name="P17"><text:span text:style-name="T6">matricul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name="Forma23_1" draw:style-name="gr5" draw:text-style-name="P15" svg:x1="1.508cm" svg:y1="6.371cm" svg:x2="2.293cm" svg:y2="6.944cm"><text:p/></draw:line><draw:custom-shape draw:name="Forma5_14" draw:style-name="gr9" draw:text-style-name="P20" svg:width="1.897cm" svg:height="0.906cm" svg:x="-0.3cm" svg:y="2.798cm"><text:p text:style-name="P19"><text:span text:style-name="T7">sal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7_0" draw:style-name="gr5" draw:text-style-name="P15" svg:x1="2.441cm" svg:y1="2.617cm" svg:x2="1.596cm" svg:y2="3.132cm"><text:p/></draw:line><draw:custom-shape draw:name="Forma5_43" draw:style-name="gr13" draw:text-style-name="P24" svg:width="2.8cm" svg:height="0.906cm" svg:x="-1.291cm" svg:y="7.816cm"><text:p text:style-name="P23"><text:span text:style-name="T8">nombr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5_43" draw:style-name="gr13" draw:text-style-name="P20" svg:width="2.8cm" svg:height="0.906cm" svg:x="1.238cm" svg:y="8.721cm"><text:p text:style-name="P19"><text:span text:style-name="T7">mot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custom-shape draw:name="Forma14_1" draw:style-name="gr4" draw:text-style-name="P14" svg:width="4.836cm" svg:height="0.914cm" svg:x="5.937cm" svg:y="2.785cm"><text:p text:style-name="P13">transporta</text:p><draw:enhanced-geometry svg:viewBox="0 0 21600 21600" draw:type="rectangle" draw:enhanced-path="M 0 0 L 21600 0 21600 21600 0 21600 0 0 Z N"/></draw:custom-shape><draw:line draw:style-name="gr5" draw:text-style-name="P15" svg:x1="2.916cm" svg:y1="8.721cm" svg:x2="3.121cm" svg:y2="7.737cm"><text:p/></draw:line><draw:custom-shape draw:name="Forma5_43" draw:style-name="gr13" draw:text-style-name="P20" svg:width="2.8cm" svg:height="0.906cm" svg:x="4.209cm" svg:y="8.721cm"><text:p text:style-name="P19"><text:span text:style-name="T7">astiller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5_43" draw:style-name="gr13" draw:text-style-name="P20" svg:width="2.8cm" svg:height="0.906cm" svg:x="4.592cm" svg:y="4.167cm"><text:p text:style-name="P19"><text:span text:style-name="T7">fech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name="Forma30" draw:style-name="gr5" draw:text-style-name="P15" svg:x1="4.592cm" svg:y1="4.618cm" svg:x2="3.872cm" svg:y2="4.706cm"><text:p/></draw:line><draw:line draw:name="Forma31" draw:style-name="gr5" draw:text-style-name="P15" svg:x1="4.592cm" svg:y1="7.737cm" svg:x2="5.061cm" svg:y2="8.721cm"><text:p/></draw:line></draw:g><draw:custom-shape text:anchor-type="paragraph" draw:z-index="5" draw:name="Forma32" draw:style-name="gr1" draw:text-style-name="P12" svg:width="3.017cm" svg:height="0.556cm" svg:x="10.696cm" svg:y="1.939cm"><text:p/><draw:enhanced-geometry svg:viewBox="0 0 21600 21600" draw:type="rectangle" draw:enhanced-path="M 0 0 L 21600 0 21600 21600 0 21600 0 0 Z N"/></draw:custom-shape><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75709155600574" text:continue-numbering="true" text:style-name="L1">
        <text:list-item>
          <text:p text:style-name="P10"><text:soft-page-break/>“Se desea diseñar la base de datos de un Instituto. En la base de datos se desea guardar los datos de los profesores del Instituto (DNI, nombre, dirección y teléfono). Los profesores imparten módulos, y cada módulo tiene un código y un nombre. También sabemos que algunos módulos son prerrequisitos de otros, y a su vez estos módulos puede necesitar como requisito de uno o varios. Cada alumno está matriculado en uno o varios módulos. De cada alumno se desea guardar el nº de expediente, nombre, apellidos, fecha de nacimiento y fecha que se matriculó en cada módulo. Los profesores pueden impartir varios módulos, pero un módulo sólo puede ser impartido por un profesor. Cada curso tiene un grupo de alumnos, uno de los cuales es el delegado del grupo. A cada uno de los alumnos que deseen utilizar un casillero cerrado con su llave única e intransferible, deseamos conocer el nº de casillero y el tamaño en metros que tiene”.</text:p>
        </text:list-item>
      </text:list>
      <text:p text:style-name="P2"/>
      <text:p text:style-name="P2"/>
      <text:p text:style-name="P2"/>
      <text:p text:style-name="P2"/>
      <text:p text:style-name="P2"/>
      <text:p text:style-name="P2"/>
      <text:p text:style-name="P2"><draw:g text:anchor-type="paragraph" draw:z-index="0" draw:name="DrawObject5" draw:style-name="gr17"><draw:custom-shape draw:name="Forma15_27" draw:style-name="gr6" draw:text-style-name="P14" svg:width="2.07cm" svg:height="0.602cm" svg:x="12.66cm" svg:y="0.411cm"><text:p text:style-name="P13">(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26" draw:style-name="gr6" draw:text-style-name="P14" svg:width="2.07cm" svg:height="0.602cm" svg:x="7.709cm" svg:y="6.528cm"><text:p text:style-name="P13">(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4_5" draw:style-name="gr4" draw:text-style-name="P14" svg:width="4.836cm" svg:height="0.914cm" svg:x="9.799cm" svg:y="5.343cm"><text:p text:style-name="P13">Matriculado</text:p><draw:enhanced-geometry svg:viewBox="0 0 21600 21600" draw:type="rectangle" draw:enhanced-path="M 0 0 L 21600 0 21600 21600 0 21600 0 0 Z N"/></draw:custom-shape><draw:custom-shape draw:name="Forma15_25" draw:style-name="gr6" draw:text-style-name="P14" svg:width="2.07cm" svg:height="0.602cm" svg:x="9.391cm" svg:y="6.916cm"><text:p text:style-name="P13">(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24" draw:style-name="gr6" draw:text-style-name="P14" svg:width="2.07cm" svg:height="0.602cm" svg:x="12.759cm" svg:y="6.943cm"><text:p text:style-name="P13">(1, 1)</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4_4" draw:style-name="gr4" draw:text-style-name="P14" svg:width="4.836cm" svg:height="0.914cm" svg:x="2.166cm" svg:y="7.814cm"><text:p text:style-name="P13">Pertenece</text:p><draw:enhanced-geometry svg:viewBox="0 0 21600 21600" draw:type="rectangle" draw:enhanced-path="M 0 0 L 21600 0 21600 21600 0 21600 0 0 Z N"/></draw:custom-shape><draw:custom-shape draw:name="Forma14_3" draw:style-name="gr4" draw:text-style-name="P14" svg:width="4.836cm" svg:height="0.914cm" svg:x="9.859cm" svg:y="8.034cm"><text:p text:style-name="P13">Pertenece</text:p><draw:enhanced-geometry svg:viewBox="0 0 21600 21600" draw:type="rectangle" draw:enhanced-path="M 0 0 L 21600 0 21600 21600 0 21600 0 0 Z N"/></draw:custom-shape><draw:custom-shape draw:name="Forma14_0" draw:style-name="gr4" draw:text-style-name="P14" svg:width="4.836cm" svg:height="0.914cm" svg:x="4.091cm" svg:y="1.309cm"><text:p text:style-name="P13">Imparte</text:p><draw:enhanced-geometry svg:viewBox="0 0 21600 21600" draw:type="rectangle" draw:enhanced-path="M 0 0 L 21600 0 21600 21600 0 21600 0 0 Z N"/></draw:custom-shape><draw:line draw:name="Forma46" draw:style-name="gr5" draw:text-style-name="P15" svg:x1="9.975cm" svg:y1="7.518cm" svg:x2="14.332cm" svg:y2="7.544cm"><text:p/></draw:line><draw:custom-shape draw:name="Forma15_23" draw:style-name="gr6" draw:text-style-name="P14" svg:width="2.07cm" svg:height="0.602cm" svg:x="4.953cm" svg:y="6.893cm"><text:p text:style-name="P13">(1,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22" draw:style-name="gr6" draw:text-style-name="P14" svg:width="2.07cm" svg:height="0.602cm" svg:x="2.117cm" svg:y="6.893cm"><text:p text:style-name="P13">(1,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a39_0" draw:style-name="gr5" draw:text-style-name="P15" svg:x1="-0.123cm" svg:y1="8.904cm" svg:x2="1.32cm" svg:y2="7.925cm"><text:p/></draw:line><draw:custom-shape draw:name="Forma15_21" draw:style-name="gr6" draw:text-style-name="P14" svg:width="2.07cm" svg:height="0.602cm" svg:x="8.024cm" svg:y="0.409cm"><text:p text:style-name="P13">(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20" draw:style-name="gr6" draw:text-style-name="P14" svg:width="2.07cm" svg:height="0.602cm" svg:x="3.687cm" svg:y="0.409cm"><text:p text:style-name="P13">(1,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a38" draw:style-name="gr5" draw:text-style-name="P15" svg:x1="9.624cm" svg:y1="1.011cm" svg:x2="4.089cm" svg:y2="1.011cm"><text:p/></draw:line><draw:custom-shape draw:name="Forma15_19" draw:style-name="gr6" draw:text-style-name="P14" svg:width="2.07cm" svg:height="0.602cm" svg:x="12.792cm" svg:y="1.309cm"><text:p text:style-name="P13">(0,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18" draw:style-name="gr6" draw:text-style-name="P14" svg:width="2.07cm" svg:height="0.602cm" svg:x="7.813cm" svg:y="1.309cm"><text:p text:style-name="P13">(1,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25_1" draw:style-name="gr32" draw:text-style-name="P27" svg:width="6.377cm" svg:height="1.377cm" svg:x="8.183cm" svg:y="1.309cm"><text:p/><draw:enhanced-geometry svg:viewBox="0 0 21600 21600" draw:type="rectangle" draw:enhanced-path="M 0 0 L 21600 0 21600 21600 0 21600 0 0 Z N"/></draw:custom-shape><draw:custom-shape draw:name="Forma1_6" draw:style-name="gr8" draw:text-style-name="P14" svg:width="3.495cm" svg:height="0.795cm" svg:x="9.624cm" svg:y="0.691cm"><text:p text:style-name="P13">MODULO</text:p><draw:enhanced-geometry svg:viewBox="0 0 21600 21600" draw:type="rectangle" draw:enhanced-path="M 0 0 L 21600 0 21600 21600 0 21600 0 0 Z N"/></draw:custom-shape><draw:custom-shape draw:name="Forma3_5" draw:style-name="gr21" draw:text-style-name="P22" svg:width="2.401cm" svg:height="0.93cm" draw:transform="rotate (-3.14159265358979) translate (12.4883333333333cm 3.18029166666667cm)"><text:p/><draw:enhanced-geometry svg:viewBox="0 0 21600 21600" draw:glue-points="10800 0 0 10800 10800 21600 21600 10800" draw:text-areas="5400 5400 16200 16200" draw:type="diamond" draw:enhanced-path="M 10800 0 L 21600 10800 10800 21600 0 10800 10800 0 Z N"/></draw:custom-shape><draw:custom-shape draw:name="Forma4_5" draw:style-name="gr16" draw:text-style-name="P21" svg:width="0.93cm" svg:height="1.197cm" draw:transform="rotate (-1.5707963267949) translate (11.2906527777778cm 2.23484722222222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a5_23" draw:style-name="gr9" draw:text-style-name="P18" svg:width="1.897cm" svg:height="0.906cm" svg:x="10.301cm" svg:y="-2.152cm"><text:p text:style-name="P17"><text:span text:style-name="T6">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24" draw:style-name="gr9" draw:text-style-name="P20" svg:width="1.897cm" svg:height="0.906cm" svg:x="-0.083cm" svg:y="-1.706cm"><text:p text:style-name="P19"><text:span text:style-name="T7">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6_5" draw:style-name="gr5" draw:text-style-name="P15" svg:x1="11.361cm" svg:y1="-1.247cm" svg:x2="11.162cm" svg:y2="0.692cm"><text:p/></draw:line><draw:line draw:name="Forma9_5" draw:style-name="gr5" draw:text-style-name="P15" svg:x1="11.825cm" svg:y1="0.692cm" svg:x2="13.363cm" svg:y2="-1.247cm"><text:p/></draw:line><draw:custom-shape draw:name="Forma14_2" draw:style-name="gr4" draw:text-style-name="P14" svg:width="4.836cm" svg:height="0.914cm" svg:x="8.823cm" svg:y="3.244cm"><text:p text:style-name="P13">Requisito</text:p><draw:enhanced-geometry svg:viewBox="0 0 21600 21600" draw:type="rectangle" draw:enhanced-path="M 0 0 L 21600 0 21600 21600 0 21600 0 0 Z N"/></draw:custom-shape><draw:custom-shape draw:name="Forma1_7" draw:style-name="gr33" draw:text-style-name="P29" svg:width="3.497cm" svg:height="0.796cm" svg:x="0.595cm" svg:y="0.691cm"><text:p text:style-name="P28"><text:span text:style-name="T10">PROFESOR</text:span></text:p><draw:enhanced-geometry svg:viewBox="0 0 21600 21600" draw:type="rectangle" draw:enhanced-path="M 0 0 L 21600 0 21600 21600 0 21600 0 0 Z N"/></draw:custom-shape><draw:custom-shape draw:name="Forma3_10" draw:style-name="gr21" draw:text-style-name="P22" svg:width="2.401cm" svg:height="0.93cm" svg:x="5.327cm" svg:y="0.543cm"><text:p/><draw:enhanced-geometry svg:viewBox="0 0 21600 21600" draw:glue-points="10800 0 0 10800 10800 21600 21600 10800" draw:text-areas="5400 5400 16200 16200" draw:type="diamond" draw:enhanced-path="M 10800 0 L 21600 10800 10800 21600 0 10800 10800 0 Z N"/></draw:custom-shape><draw:custom-shape draw:name="Forma4_10" draw:style-name="gr16" draw:text-style-name="P21" svg:width="0.93cm" svg:height="1.197cm" draw:transform="rotate (1.5707963267949) translate (6.53168055555556cm 1.48519444444444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a5_25" draw:style-name="gr9" draw:text-style-name="P18" svg:width="1.897cm" svg:height="0.906cm" svg:x="-1.421cm" svg:y="-0.632cm"><text:p text:style-name="P17"><text:span text:style-name="T6">dn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26" draw:style-name="gr9" draw:text-style-name="P20" svg:width="1.897cm" svg:height="0.906cm" svg:x="12.766cm" svg:y="-1.665cm"><text:p text:style-name="P19"><text:span text:style-name="T7">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27" draw:style-name="gr9" draw:text-style-name="P20" svg:width="1.897cm" svg:height="0.906cm" svg:x="2.05cm" svg:y="-1.834cm"><text:p text:style-name="P19"><text:span text:style-name="T7">Direc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44" draw:style-name="gr9" draw:text-style-name="P20" svg:width="1.897cm" svg:height="0.906cm" svg:x="4.138cm" svg:y="-1.834cm"><text:p text:style-name="P19"><text:span text:style-name="T7">Telefon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39" draw:style-name="gr5" draw:text-style-name="P15" svg:x1="0.36cm" svg:y1="0.032cm" svg:x2="1.021cm" svg:y2="0.692cm"><text:p/></draw:line><draw:line draw:name="Forma41" draw:style-name="gr5" draw:text-style-name="P15" svg:x1="1.106cm" svg:y1="-0.801cm" svg:x2="1.635cm" svg:y2="0.691cm"><text:p/></draw:line><draw:line draw:name="Forma42" draw:style-name="gr5" draw:text-style-name="P15" svg:x1="2.824cm" svg:y1="-0.93cm" svg:x2="2.295cm" svg:y2="0.691cm"><text:p/></draw:line><draw:line draw:name="Forma45" draw:style-name="gr5" draw:text-style-name="P15" svg:x1="4.427cm" svg:y1="-1.027cm" svg:x2="3.055cm" svg:y2="0.691cm"><text:p/></draw:line><draw:custom-shape draw:name="Forma1_14" draw:style-name="gr33" draw:text-style-name="P29" svg:width="3.497cm" svg:height="0.796cm" svg:x="-0.83cm" svg:y="7.13cm"><text:p text:style-name="P28"><text:span text:style-name="T10">CASILLERO</text:span></text:p><draw:enhanced-geometry svg:viewBox="0 0 21600 21600" draw:type="rectangle" draw:enhanced-path="M 0 0 L 21600 0 21600 21600 0 21600 0 0 Z N"/></draw:custom-shape><draw:custom-shape draw:name="Forma5_45" draw:style-name="gr9" draw:text-style-name="P20" svg:width="1.897cm" svg:height="0.906cm" svg:x="0.496cm" svg:y="9.278cm"><text:p text:style-name="P19"><text:span text:style-name="T7">Tamaño</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name="Forma5_49" draw:style-name="gr34" draw:text-style-name="P18" svg:width="2.551cm" svg:height="0.906cm" svg:x="-1.88cm" svg:y="8.802cm"><text:p text:style-name="P17"><text:span text:style-name="T6">n.º casillero</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name="Forma41_0" draw:style-name="gr5" draw:text-style-name="P15" svg:x1="1.804cm" svg:y1="7.955cm" svg:x2="1.247cm" svg:y2="9.289cm"><text:p/></draw:line><draw:custom-shape draw:name="Forma1_15" draw:style-name="gr33" draw:text-style-name="P29" svg:width="3.497cm" svg:height="0.796cm" svg:x="6.442cm" svg:y="7.13cm"><text:p text:style-name="P28"><text:span text:style-name="T10">ALUMNO</text:span></text:p><draw:enhanced-geometry svg:viewBox="0 0 21600 21600" draw:type="rectangle" draw:enhanced-path="M 0 0 L 21600 0 21600 21600 0 21600 0 0 Z N"/></draw:custom-shape><draw:custom-shape draw:name="Forma1_16" draw:style-name="gr33" draw:text-style-name="P29" svg:width="3.497cm" svg:height="0.796cm" svg:x="14.332cm" svg:y="7.13cm"><text:p text:style-name="P28"><text:span text:style-name="T10">CURSO</text:span></text:p><draw:enhanced-geometry svg:viewBox="0 0 21600 21600" draw:type="rectangle" draw:enhanced-path="M 0 0 L 21600 0 21600 21600 0 21600 0 0 Z N"/></draw:custom-shape><draw:line draw:name="Forma38_0" draw:style-name="gr5" draw:text-style-name="P15" svg:x1="6.443cm" svg:y1="7.495cm" svg:x2="2.667cm" svg:y2="7.495cm"><text:p/></draw:line><draw:custom-shape draw:name="Forma3_11" draw:style-name="gr21" draw:text-style-name="P22" svg:width="2.401cm" svg:height="0.93cm" svg:x="3.391cm" svg:y="7.029cm"><text:p/><draw:enhanced-geometry svg:viewBox="0 0 21600 21600" draw:glue-points="10800 0 0 10800 10800 21600 21600 10800" draw:text-areas="5400 5400 16200 16200" draw:type="diamond" draw:enhanced-path="M 10800 0 L 21600 10800 10800 21600 0 10800 10800 0 Z N"/></draw:custom-shape><draw:custom-shape draw:name="Forma4_11" draw:style-name="gr15" draw:text-style-name="P22" svg:width="0.93cm" svg:height="1.197cm" draw:transform="rotate (1.5707963267949) translate (4.59493055555556cm 7.97101388888889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a3_12" draw:style-name="gr21" draw:text-style-name="P22" svg:width="2.401cm" svg:height="0.93cm" draw:transform="rotate (-3.14159265358979) translate (13.4531805555556cm 7.99923611111111cm)"><text:p/><draw:enhanced-geometry svg:viewBox="0 0 21600 21600" draw:glue-points="10800 0 0 10800 10800 21600 21600 10800" draw:text-areas="5400 5400 16200 16200" draw:type="diamond" draw:enhanced-path="M 10800 0 L 21600 10800 10800 21600 0 10800 10800 0 Z N"/></draw:custom-shape><draw:custom-shape draw:name="Forma4_12" draw:style-name="gr16" draw:text-style-name="P21" svg:width="0.93cm" svg:height="1.197cm" draw:transform="rotate (-1.5707963267949) translate (12.2555cm 7.05379166666667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a5_50" draw:style-name="gr35" draw:text-style-name="P18" svg:width="2.779cm" svg:height="0.906cm" svg:x="3.738cm" svg:y="9.103cm"><text:p text:style-name="P17"><text:span text:style-name="T6">n.º expediente</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name="Forma5_51" draw:style-name="gr9" draw:text-style-name="P20" svg:width="1.897cm" svg:height="0.906cm" svg:x="5.479cm" svg:y="10.008cm"><text:p text:style-name="P19"><text:span text:style-name="T7">Nombre</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name="Forma5_52" draw:style-name="gr9" draw:text-style-name="P20" svg:width="1.897cm" svg:height="0.906cm" svg:x="7.001cm" svg:y="10.913cm"><text:p text:style-name="P19"><text:span text:style-name="T7">Apellidos</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name="Forma5_53" draw:style-name="gr36" draw:text-style-name="P20" svg:width="3.661cm" svg:height="0.906cm" svg:x="9.469cm" svg:y="8.948cm"><text:p text:style-name="P19"><text:span text:style-name="T7">Fecha nacimiento</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name="Forma5_54" draw:style-name="gr37" draw:text-style-name="P20" svg:width="4.123cm" svg:height="0.906cm" svg:x="8.742cm" svg:y="10.031cm"><text:p text:style-name="P19"><text:span text:style-name="T7">Fecha matriculación</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name="Forma47" draw:style-name="gr5" draw:text-style-name="P15" svg:x1="6.186cm" svg:y1="9.243cm" svg:x2="7.221cm" svg:y2="7.925cm"><text:p/></draw:line><draw:line draw:name="Forma48" draw:style-name="gr5" draw:text-style-name="P15" svg:x1="6.671cm" svg:y1="10.008cm" svg:x2="7.729cm" svg:y2="7.925cm"><text:p/></draw:line><draw:line draw:name="Forma49" draw:style-name="gr5" draw:text-style-name="P15" svg:x1="7.948cm" svg:y1="10.913cm" svg:x2="8.168cm" svg:y2="7.925cm"><text:p/></draw:line><draw:line draw:name="Forma50" draw:style-name="gr5" draw:text-style-name="P15" svg:x1="10.155cm" svg:y1="9.066cm" svg:x2="9.449cm" svg:y2="7.925cm"><text:p/></draw:line><draw:line draw:name="Forma51" draw:style-name="gr5" draw:text-style-name="P15" svg:x1="9.601cm" svg:y1="10.031cm" svg:x2="8.83cm" svg:y2="7.925cm"><text:p/></draw:line><draw:custom-shape draw:name="Forma5_55" draw:style-name="gr9" draw:text-style-name="P18" svg:width="1.897cm" svg:height="0.906cm" svg:x="15.51cm" svg:y="8.927cm"><text:p text:style-name="P17"><text:span text:style-name="T6">Delegado</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name="Forma52" draw:style-name="gr5" draw:text-style-name="P15" svg:x1="16.129cm" svg:y1="7.925cm" svg:x2="16.284cm" svg:y2="8.927cm"><text:p/></draw:line><draw:line draw:name="Forma53" draw:style-name="gr5" draw:text-style-name="P15" svg:x1="8.19cm" svg:y1="7.13cm" svg:x2="8.19cm" svg:y2="4.907cm"><text:p/></draw:line><draw:line draw:name="Forma54" draw:style-name="gr5" draw:text-style-name="P15" svg:x1="8.19cm" svg:y1="4.907cm" svg:x2="15.974cm" svg:y2="4.907cm"><text:p/></draw:line><draw:line draw:name="Forma55" draw:style-name="gr5" draw:text-style-name="P15" svg:x1="15.974cm" svg:y1="4.906cm" svg:x2="15.974cm" svg:y2="0.988cm"><text:p/></draw:line><draw:line draw:name="Forma56" draw:style-name="gr38" draw:text-style-name="P16" svg:x1="13.118cm" svg:y1="1.012cm" svg:x2="15.974cm" svg:y2="1.012cm"><text:p/></draw:line><draw:custom-shape draw:name="Forma3_13" draw:style-name="gr14" draw:text-style-name="P21" svg:width="2.401cm" svg:height="0.93cm" draw:transform="rotate (-3.14159265358979) translate (13.4408333333333cm 5.36751388888889cm)"><text:p/><draw:enhanced-geometry svg:viewBox="0 0 21600 21600" draw:glue-points="10800 0 0 10800 10800 21600 21600 10800" draw:text-areas="5400 5400 16200 16200" draw:type="diamond" draw:enhanced-path="M 10800 0 L 21600 10800 10800 21600 0 10800 10800 0 Z N"/></draw:custom-shape><draw:custom-shape draw:name="Forma4_13" draw:style-name="gr16" draw:text-style-name="P21" svg:width="0.93cm" svg:height="1.197cm" draw:transform="rotate (-1.5707963267949) translate (12.2449166666667cm 4.42206944444444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2"/>
      <text:list xml:id="list175709205000736" text:continue-numbering="true" text:style-name="L1">
        <text:list-item>
          <text:p text:style-name="P10"><text:soft-page-break/>“Se desea diseñar una base de datos para almacenar y gestionar la información empleada por una empresa dedicada a la venta de automóviles, teniendo en cuenta los siguientes aspectos: La empresa dispone de una serie de coches para su venta. Se necesita conocer la matrícula, marca y modelo, el color y el precio de venta de cada coche. Los datos que interesa conocer de cada cliente son el NIF, nombre, dirección, ciudad y número de teléfono, además, los clientes se diferencian por un código interno de la empresa que se incrementa automáticamente cuando un cliente se da de alta en ella. Un cliente puede comprar tantos coches como desee a la empresa. Un coche determinado solo puede ser comprado por un único cliente. El concesionario también se encarga de llevar a cabo las revisiones que se realizan a cada coche. Cada revisión tiene asociado un código que junto a la matrícula identifica a esa revisión. De cada revisión se desea saber si se ha hecho cambio de filtro, si se ha hecho cambio de aceite, si se ha hecho cambio de frenos u otros. Los coches pueden pasar varias revisiones en el concesionario, cada revisión la puede realizar un mecánico, y uno solo, del que deseamos conocer el código de empleado, su dni, nombre, telefono y dirección, a estos mecánicos tendremos un revisor que gestiona y supervisa el trabajo de los mecánicos”.</text:p>
        </text:list-item>
      </text:list>
      <text:p text:style-name="P2"/>
      <text:p text:style-name="P2"><draw:g text:anchor-type="paragraph" draw:z-index="1" draw:name="DrawObject6" draw:style-name="gr17"><draw:custom-shape draw:name="Forma15_28" draw:style-name="gr6" draw:text-style-name="P14" svg:width="2.07cm" svg:height="0.602cm" svg:x="12.026cm" svg:y="6.705cm"><text:p text:style-name="P13">(1,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29" draw:style-name="gr6" draw:text-style-name="P14" svg:width="2.07cm" svg:height="0.602cm" svg:x="12.026cm" svg:y="2.904cm"><text:p text:style-name="P13">(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30" draw:style-name="gr6" draw:text-style-name="P14" svg:width="2.07cm" svg:height="0.602cm" svg:x="3.245cm" svg:y="6.627cm"><text:p text:style-name="P13">(1,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31" draw:style-name="gr6" draw:text-style-name="P14" svg:width="2.07cm" svg:height="0.602cm" svg:x="3.307cm" svg:y="2.904cm"><text:p text:style-name="P13">(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a18_2" draw:style-name="gr5" draw:text-style-name="P15" svg:x1="3.683cm" svg:y1="2.905cm" svg:x2="3.683cm" svg:y2="7.23cm"><text:p/></draw:line><draw:line draw:name="Forma12_4" draw:style-name="gr5" draw:text-style-name="P15" svg:x1="11.458cm" svg:y1="1.51cm" svg:x2="11.65cm" svg:y2="2.238cm"><text:p/></draw:line><draw:line draw:name="Forma8_5" draw:style-name="gr5" draw:text-style-name="P15" svg:x1="3.856cm" svg:y1="2.11cm" svg:x2="3.9cm" svg:y2="1.42cm"><text:p/></draw:line><draw:custom-shape draw:name="Forma15_32" draw:style-name="gr6" draw:text-style-name="P14" svg:width="2.07cm" svg:height="0.602cm" svg:x="5.552cm" svg:y="1.898cm"><text:p text:style-name="P13">(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33" draw:style-name="gr6" draw:text-style-name="P14" svg:width="2.07cm" svg:height="0.602cm" svg:x="9.149cm" svg:y="1.898cm"><text:p text:style-name="P13">(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a2_4" draw:style-name="gr7" draw:text-style-name="P16" svg:x1="5.186cm" svg:y1="2.501cm" svg:x2="11.845cm" svg:y2="2.501cm"><text:p/></draw:line><draw:line draw:name="Forma21_2" draw:style-name="gr5" draw:text-style-name="P15" svg:x1="14.79cm" svg:y1="8.1cm" svg:x2="15.515cm" svg:y2="9.081cm"><text:p/></draw:line><draw:custom-shape draw:name="Forma1_17" draw:style-name="gr8" draw:text-style-name="P14" svg:width="3.495cm" svg:height="0.795cm" svg:x="2.487cm" svg:y="2.11cm"><text:p text:style-name="P13">COCHE</text:p><draw:enhanced-geometry svg:viewBox="0 0 21600 21600" draw:type="rectangle" draw:enhanced-path="M 0 0 L 21600 0 21600 21600 0 21600 0 0 Z N"/></draw:custom-shape><draw:custom-shape draw:name="Forma1_18" draw:style-name="gr8" draw:text-style-name="P14" svg:width="3.495cm" svg:height="0.795cm" svg:x="10.745cm" svg:y="2.11cm"><text:p text:style-name="P13">REVISIÓN</text:p><draw:enhanced-geometry svg:viewBox="0 0 21600 21600" draw:type="rectangle" draw:enhanced-path="M 0 0 L 21600 0 21600 21600 0 21600 0 0 Z N"/></draw:custom-shape><draw:custom-shape draw:name="Forma5_56" draw:style-name="gr9" draw:text-style-name="P18" svg:width="1.897cm" svg:height="0.906cm" svg:x="0.734cm" svg:y="1.002cm"><text:p text:style-name="P17"><text:span text:style-name="T6">Matricul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57" draw:style-name="gr9" draw:text-style-name="P20" svg:width="1.897cm" svg:height="0.906cm" svg:x="0.591cm" svg:y="2.904cm"><text:p text:style-name="P19"><text:span text:style-name="T7">Col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58" draw:style-name="gr9" draw:text-style-name="P20" svg:width="1.897cm" svg:height="0.906cm" svg:x="3.048cm" svg:y="0.604cm"><text:p text:style-name="P19"><text:span text:style-name="T7">Model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59" draw:style-name="gr9" draw:text-style-name="P20" svg:width="1.897cm" svg:height="0.906cm" svg:x="5.552cm" svg:y="0.591cm"><text:p text:style-name="P19"><text:span text:style-name="T7">Prec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6_6" draw:style-name="gr5" draw:text-style-name="P15" svg:x1="2.339cm" svg:y1="1.776cm" svg:x2="2.484cm" svg:y2="2.111cm"><text:p/></draw:line><draw:line draw:name="Forma7_5" draw:style-name="gr5" draw:text-style-name="P15" svg:x1="2.482cm" svg:y1="2.905cm" svg:x2="2.249cm" svg:y2="3.078cm"><text:p/></draw:line><draw:line draw:name="Forma9_6" draw:style-name="gr5" draw:text-style-name="P15" svg:x1="6.08cm" svg:y1="1.496cm" svg:x2="5.551cm" svg:y2="2.11cm"><text:p/></draw:line><draw:custom-shape draw:name="Forma5_61" draw:style-name="gr9" draw:text-style-name="P18" svg:width="1.897cm" svg:height="0.906cm" svg:x="10.371cm" svg:y="0.604cm"><text:p text:style-name="P17"><text:span text:style-name="T6">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63" draw:style-name="gr29" draw:text-style-name="P18" svg:width="2.103cm" svg:height="0.906cm" svg:x="12.449cm" svg:y="0.445cm"><text:p text:style-name="P17"><text:span text:style-name="T6">Matricul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13_4" draw:style-name="gr5" draw:text-style-name="P15" svg:x1="13.418cm" svg:y1="1.351cm" svg:x2="13.208cm" svg:y2="2.111cm"><text:p/></draw:line><draw:custom-shape draw:name="Forma1_19" draw:style-name="gr8" draw:text-style-name="P14" svg:width="3.495cm" svg:height="0.795cm" svg:x="11.296cm" svg:y="7.308cm"><text:p text:style-name="P13">MECANICO</text:p><draw:enhanced-geometry svg:viewBox="0 0 21600 21600" draw:type="rectangle" draw:enhanced-path="M 0 0 L 21600 0 21600 21600 0 21600 0 0 Z N"/></draw:custom-shape><draw:line draw:name="Forma19_2" draw:style-name="gr5" draw:text-style-name="P15" svg:x1="12.455cm" svg:y1="7.308cm" svg:x2="12.455cm" svg:y2="2.905cm"><text:p/></draw:line><draw:custom-shape draw:name="Forma5_64" draw:style-name="gr13" draw:text-style-name="P26" svg:width="2.8cm" svg:height="0.906cm" svg:x="-1.156cm" svg:y="7.338cm"><text:p text:style-name="P25"><text:span text:style-name="T9">Nombr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5_65" draw:style-name="gr13" draw:text-style-name="P20" svg:width="2.8cm" svg:height="0.906cm" svg:x="-0.457cm" svg:y="9.125cm"><text:p text:style-name="P19"><text:span text:style-name="T7">Direc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67" draw:style-name="gr13" draw:text-style-name="P20" svg:width="2.8cm" svg:height="0.906cm" svg:x="15.077cm" svg:y="8.959cm"><text:p text:style-name="P19"><text:span text:style-name="T7">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68" draw:style-name="gr13" draw:text-style-name="P18" svg:width="2.8cm" svg:height="0.906cm" svg:x="14.398cm" svg:y="10.132cm"><text:p text:style-name="P17"><text:span text:style-name="T6">dn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2_2" draw:style-name="gr5" draw:text-style-name="P15" svg:x1="14.408cm" svg:y1="8.1cm" svg:x2="15.129cm" svg:y2="10.132cm"><text:p/></draw:line><draw:custom-shape draw:name="Forma1_20" draw:style-name="gr8" draw:text-style-name="P14" svg:width="3.495cm" svg:height="0.795cm" svg:x="2.194cm" svg:y="7.229cm"><text:p text:style-name="P13">CLIENTE</text:p><draw:enhanced-geometry svg:viewBox="0 0 21600 21600" draw:type="rectangle" draw:enhanced-path="M 0 0 L 21600 0 21600 21600 0 21600 0 0 Z N"/></draw:custom-shape><draw:custom-shape draw:name="Forma3_14" draw:style-name="gr14" draw:text-style-name="P21" svg:width="2.401cm" svg:height="0.93cm" svg:x="7.304cm" svg:y="2.052cm"><text:p/><draw:enhanced-geometry svg:viewBox="0 0 21600 21600" draw:glue-points="10800 0 0 10800 10800 21600 21600 10800" draw:text-areas="5400 5400 16200 16200" draw:type="diamond" draw:enhanced-path="M 10800 0 L 21600 10800 10800 21600 0 10800 10800 0 Z N"/></draw:custom-shape><draw:custom-shape draw:name="Forma4_14" draw:style-name="gr16" draw:text-style-name="P21" svg:width="0.93cm" svg:height="1.197cm" draw:transform="rotate (1.5707963267949) translate (7.29897222222222cm 2.98373611111111cm)"><text:p/><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a16_2" draw:style-name="gr5" draw:text-style-name="P15" svg:x1="1.644cm" svg:y1="7.715cm" svg:x2="2.194cm" svg:y2="7.715cm"><text:p/></draw:line><draw:line draw:name="Forma17_1" draw:style-name="gr5" draw:text-style-name="P15" svg:x1="2.136cm" svg:y1="9.322cm" svg:x2="3.29cm" svg:y2="8.024cm"><text:p/></draw:line><draw:custom-shape draw:name="Forma3_15" draw:style-name="gr14" draw:text-style-name="P21" svg:width="2.401cm" svg:height="0.93cm" draw:transform="rotate (1.5707963267949) translate (11.9768055555556cm 6.25651388888889cm)"><text:p/><draw:enhanced-geometry svg:viewBox="0 0 21600 21600" draw:glue-points="10800 0 0 10800 10800 21600 21600 10800" draw:text-areas="5400 5400 16200 16200" draw:type="diamond" draw:enhanced-path="M 10800 0 L 21600 10800 10800 21600 0 10800 10800 0 Z N"/></draw:custom-shape><draw:custom-shape draw:name="Forma4_15" draw:style-name="gr15" draw:text-style-name="P22" svg:width="0.93cm" svg:height="1.197cm" svg:x="11.953cm" svg:y="5.059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a3_16" draw:style-name="gr14" draw:text-style-name="P21" svg:width="2.401cm" svg:height="0.93cm" draw:transform="rotate (1.5707963267949) translate (3.22086111111111cm 6.33688888888889cm)"><text:p/><draw:enhanced-geometry svg:viewBox="0 0 21600 21600" draw:glue-points="10800 0 0 10800 10800 21600 21600 10800" draw:text-areas="5400 5400 16200 16200" draw:type="diamond" draw:enhanced-path="M 10800 0 L 21600 10800 10800 21600 0 10800 10800 0 Z N"/></draw:custom-shape><draw:custom-shape draw:name="Forma4_16" draw:style-name="gr15" draw:text-style-name="P22" svg:width="0.93cm" svg:height="1.197cm" svg:x="3.2cm" svg:y="5.13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a5_69" draw:style-name="gr13" draw:text-style-name="P18" svg:width="2.8cm" svg:height="0.906cm" svg:x="-1.009cm" svg:y="6.155cm"><text:p text:style-name="P17"><text:span text:style-name="T6">ni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name="Forma23_2" draw:style-name="gr5" draw:text-style-name="P15" svg:x1="1.787cm" svg:y1="6.657cm" svg:x2="2.572cm" svg:y2="7.23cm"><text:p/></draw:line><draw:custom-shape draw:name="Forma5_70" draw:style-name="gr13" draw:text-style-name="P20" svg:width="2.8cm" svg:height="0.906cm" svg:x="2.048cm" svg:y="9.795cm"><text:p text:style-name="P19"><text:span text:style-name="T7">Ciuda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17_0" draw:style-name="gr5" draw:text-style-name="P15" svg:x1="3.371cm" svg:y1="9.795cm" svg:x2="3.666cm" svg:y2="8.024cm"><text:p/></draw:line><draw:custom-shape draw:name="Forma5_71" draw:style-name="gr13" draw:text-style-name="P20" svg:width="2.8cm" svg:height="0.906cm" svg:x="4.371cm" svg:y="8.889cm"><text:p text:style-name="P19"><text:span text:style-name="T7">Telefon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17_2" draw:style-name="gr5" draw:text-style-name="P15" svg:x1="4.76cm" svg:y1="9.059cm" svg:x2="4.047cm" svg:y2="8.024cm"><text:p/></draw:line><draw:custom-shape draw:name="Forma5_72" draw:style-name="gr30" draw:text-style-name="P20" svg:width="3.294cm" svg:height="0.604cm" svg:x="-1.489cm" svg:y="8.358cm"><text:p text:style-name="P19"><text:span text:style-name="T7">Codigo empres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93" draw:style-name="gr5" draw:text-style-name="P15" svg:x1="1.805cm" svg:y1="8.599cm" svg:x2="2.454cm" svg:y2="8.024cm"><text:p/></draw:line><draw:custom-shape draw:name="Forma5_66" draw:style-name="gr9" draw:text-style-name="P20" svg:width="1.897cm" svg:height="0.906cm" svg:x="12.511cm" svg:y="9.227cm"><text:p text:style-name="P19"><text:span text:style-name="T7">Direc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44" draw:style-name="gr5" draw:text-style-name="P15" svg:x1="13.374cm" svg:y1="8.1cm" svg:x2="13.422cm" svg:y2="9.227cm"><text:p/></draw:line><draw:custom-shape draw:name="Forma5_73" draw:style-name="gr31" draw:text-style-name="P20" svg:width="3.248cm" svg:height="0.906cm" svg:x="10.703cm" svg:y="10.349cm"><text:p text:style-name="P19"><text:span text:style-name="T7">Codigo emplead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74" draw:style-name="gr9" draw:text-style-name="P20" svg:width="1.897cm" svg:height="0.906cm" svg:x="9.937cm" svg:y="9.444cm"><text:p text:style-name="P19"><text:span text:style-name="T7">Revi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75" draw:style-name="gr13" draw:text-style-name="P20" svg:width="2.8cm" svg:height="0.906cm" svg:x="8.05cm" svg:y="8.539cm"><text:p text:style-name="P19"><text:span text:style-name="T7">Telefon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78" draw:style-name="gr5" draw:text-style-name="P15" svg:x1="11.296cm" svg:y1="8.1cm" svg:x2="10.511cm" svg:y2="8.647cm"><text:p/></draw:line><draw:line draw:name="Forma94" draw:style-name="gr5" draw:text-style-name="P15" svg:x1="12.123cm" svg:y1="8.1cm" svg:x2="11.377cm" svg:y2="9.444cm"><text:p/></draw:line><draw:line draw:name="Forma95" draw:style-name="gr5" draw:text-style-name="P15" svg:x1="12.148cm" svg:y1="10.349cm" svg:x2="12.628cm" svg:y2="8.1cm"><text:p/></draw:line></draw:g></text:p>
      <text:p text:style-name="P2"/>
      <text:p text:style-name="P2"/>
      <text:p text:style-name="P2"/>
      <text:p text:style-name="P2"/>
      <text:p text:style-name="P2"/>
      <text:p text:style-name="P2"/>
      <text:p text:style-name="P4"/>
      <text:list xml:id="list175708303536262" text:continue-numbering="true" text:style-name="L1">
        <text:list-item>
          <text:p text:style-name="P10"><draw:g text:anchor-type="paragraph" draw:z-index="3" draw:name="DrawObject2" draw:style-name="gr17"><draw:custom-shape draw:name="Forma90_0" draw:style-name="gr18" draw:text-style-name="P14" svg:width="1.324cm" svg:height="0.648cm" svg:x="12.027cm" svg:y="14.512cm"><text:p text:style-name="P13">(1, 1)</text:p><draw:enhanced-geometry svg:viewBox="0 0 21600 21600" draw:type="rectangle" draw:enhanced-path="M 0 0 L 21600 0 21600 21600 0 21600 0 0 Z N"/></draw:custom-shape><draw:custom-shape draw:name="Forma90_1" draw:style-name="gr18" draw:text-style-name="P14" svg:width="1.324cm" svg:height="0.648cm" svg:x="12.027cm" svg:y="10.218cm"><text:p text:style-name="P13">(1, n)</text:p><draw:enhanced-geometry svg:viewBox="0 0 21600 21600" draw:type="rectangle" draw:enhanced-path="M 0 0 L 21600 0 21600 21600 0 21600 0 0 Z N"/></draw:custom-shape><draw:custom-shape draw:name="Forma90_2" draw:style-name="gr18" draw:text-style-name="P14" svg:width="1.324cm" svg:height="0.648cm" svg:x="8.952cm" svg:y="9.167cm"><text:p text:style-name="P13">(1, n)</text:p><draw:enhanced-geometry svg:viewBox="0 0 21600 21600" draw:type="rectangle" draw:enhanced-path="M 0 0 L 21600 0 21600 21600 0 21600 0 0 Z N"/></draw:custom-shape><draw:custom-shape draw:name="Forma90_7" draw:style-name="gr18" draw:text-style-name="P14" svg:width="1.324cm" svg:height="0.648cm" svg:x="5.509cm" svg:y="9.167cm"><text:p text:style-name="P13">(1, n)</text:p><draw:enhanced-geometry svg:viewBox="0 0 21600 21600" draw:type="rectangle" draw:enhanced-path="M 0 0 L 21600 0 21600 21600 0 21600 0 0 Z N"/></draw:custom-shape><draw:line draw:name="Forma24_1" draw:style-name="gr5" draw:text-style-name="P15" svg:x1="1.152cm" svg:y1="11.368cm" svg:x2="2.254cm" svg:y2="10.218cm"><text:p/></draw:line><draw:line draw:name="Forma26_1" draw:style-name="gr5" draw:text-style-name="P15" svg:x1="12.028cm" svg:y1="15.159cm" svg:x2="12.028cm" svg:y2="10.218cm"><text:p/></draw:line><draw:line draw:name="Forma12_1" draw:style-name="gr5" draw:text-style-name="P15" svg:x1="10.989cm" svg:y1="8.823cm" svg:x2="11.181cm" svg:y2="9.551cm"><text:p/></draw:line><draw:line draw:name="Forma8_2" draw:style-name="gr5" draw:text-style-name="P15" svg:x1="3.391cm" svg:y1="9.428cm" svg:x2="3.271cm" svg:y2="8.32cm"><text:p/></draw:line><draw:line draw:name="Forma2_1" draw:style-name="gr7" draw:text-style-name="P16" svg:x1="4.717cm" svg:y1="9.814cm" svg:x2="11.376cm" svg:y2="9.814cm"><text:p/></draw:line><draw:custom-shape draw:name="Forma1_5" draw:style-name="gr8" draw:text-style-name="P14" svg:width="3.495cm" svg:height="0.795cm" svg:x="2.016cm" svg:y="9.424cm"><text:p text:style-name="P13">PACIENTE</text:p><draw:enhanced-geometry svg:viewBox="0 0 21600 21600" draw:type="rectangle" draw:enhanced-path="M 0 0 L 21600 0 21600 21600 0 21600 0 0 Z N"/></draw:custom-shape><draw:custom-shape draw:name="Forma1_8" draw:style-name="gr8" draw:text-style-name="P14" svg:width="3.495cm" svg:height="0.795cm" svg:x="10.275cm" svg:y="9.424cm"><text:p text:style-name="P13">INGRESO</text:p><draw:enhanced-geometry svg:viewBox="0 0 21600 21600" draw:type="rectangle" draw:enhanced-path="M 0 0 L 21600 0 21600 21600 0 21600 0 0 Z N"/></draw:custom-shape><draw:custom-shape draw:name="Forma5_28" draw:style-name="gr9" draw:text-style-name="P26" svg:width="1.897cm" svg:height="0.906cm" svg:x="-0.372cm" svg:y="8.317cm"><text:p text:style-name="P25"><text:span text:style-name="T9">Direcc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29" draw:style-name="gr9" draw:text-style-name="P20" svg:width="1.897cm" svg:height="0.906cm" svg:x="-0.733cm" svg:y="9.541cm"><text:p text:style-name="P19"><text:span text:style-name="T7">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30" draw:style-name="gr19" draw:text-style-name="P20" svg:width="3.825cm" svg:height="0.906cm" svg:x="0.993cm" svg:y="7.412cm"><text:p text:style-name="P19"><text:span text:style-name="T7">Fecha nacimient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31" draw:style-name="gr9" draw:text-style-name="P18" svg:width="1.897cm" svg:height="0.906cm" svg:x="5.082cm" svg:y="7.906cm"><text:p text:style-name="P17"><text:span text:style-name="T6">Có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6_2" draw:style-name="gr5" draw:text-style-name="P15" svg:x1="1.337cm" svg:y1="8.987cm" svg:x2="2.016cm" svg:y2="9.424cm"><text:p/></draw:line><draw:line draw:name="Forma7_2" draw:style-name="gr5" draw:text-style-name="P15" svg:x1="2.016cm" svg:y1="9.985cm" svg:x2="1.164cm" svg:y2="9.985cm"><text:p/></draw:line><draw:line draw:name="Forma9_2" draw:style-name="gr5" draw:text-style-name="P15" svg:x1="5.611cm" svg:y1="8.813cm" svg:x2="5.082cm" svg:y2="9.427cm"><text:p/></draw:line><draw:custom-shape draw:name="Forma5_32" draw:style-name="gr9" draw:text-style-name="P18" svg:width="1.897cm" svg:height="0.906cm" svg:x="14.242cm" svg:y="8.384cm"><text:p text:style-name="P17"><text:span text:style-name="T6">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33" draw:style-name="gr9" draw:text-style-name="P20" svg:width="1.897cm" svg:height="0.906cm" svg:x="9.901cm" svg:y="7.918cm"><text:p text:style-name="P19"><text:span text:style-name="T7">N.º ca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35" draw:style-name="gr20" draw:text-style-name="P20" svg:width="2.652cm" svg:height="0.906cm" svg:x="11.979cm" svg:y="7.759cm"><text:p text:style-name="P19"><text:span text:style-name="T7">N.º habita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10_0" draw:style-name="gr5" draw:text-style-name="P15" svg:x1="13.769cm" svg:y1="9.426cm" svg:x2="14.453cm" svg:y2="9.149cm"><text:p/></draw:line><draw:line draw:name="Forma13_1" draw:style-name="gr5" draw:text-style-name="P15" svg:x1="12.954cm" svg:y1="8.664cm" svg:x2="12.744cm" svg:y2="9.424cm"><text:p/></draw:line><draw:custom-shape draw:name="Forma3_3" draw:style-name="gr14" draw:text-style-name="P21" svg:width="2.401cm" svg:height="0.93cm" svg:x="6.834cm" svg:y="9.366cm"><text:p/><draw:enhanced-geometry svg:viewBox="0 0 21600 21600" draw:glue-points="10800 0 0 10800 10800 21600 21600 10800" draw:text-areas="5400 5400 16200 16200" draw:type="diamond" draw:enhanced-path="M 10800 0 L 21600 10800 10800 21600 0 10800 10800 0 Z N"/></draw:custom-shape><draw:custom-shape draw:name="Forma4_3" draw:style-name="gr16" draw:text-style-name="P21" svg:width="0.93cm" svg:height="1.197cm" draw:transform="rotate (1.5707963267949) translate (6.83154166666667cm 10.2958194444444cm)"><text:p/><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a5_60" draw:style-name="gr9" draw:text-style-name="P20" svg:width="1.897cm" svg:height="0.906cm" svg:x="-0.744cm" svg:y="10.996cm"><text:p text:style-name="P19"><text:span text:style-name="T7">Apellido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3_4" draw:style-name="gr21" draw:text-style-name="P22" svg:width="2.401cm" svg:height="0.93cm" draw:transform="rotate (-1.5707963267949) translate (12.5042083333333cm 11.3559166666667cm)"><text:p/><draw:enhanced-geometry svg:viewBox="0 0 21600 21600" draw:glue-points="10800 0 0 10800 10800 21600 21600 10800" draw:text-areas="5400 5400 16200 16200" draw:type="diamond" draw:enhanced-path="M 10800 0 L 21600 10800 10800 21600 0 10800 10800 0 Z N"/></draw:custom-shape><draw:custom-shape draw:name="Forma4_4" draw:style-name="gr16" draw:text-style-name="P21" svg:width="0.93cm" svg:height="1.197cm" svg:x="11.579cm" svg:y="11.354cm"><text:p/><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a1_9" draw:style-name="gr8" draw:text-style-name="P14" svg:width="3.495cm" svg:height="0.795cm" svg:x="10.275cm" svg:y="15.159cm"><text:p text:style-name="P13">MEDICO</text:p><draw:enhanced-geometry svg:viewBox="0 0 21600 21600" draw:type="rectangle" draw:enhanced-path="M 0 0 L 21600 0 21600 21600 0 21600 0 0 Z N"/></draw:custom-shape><draw:custom-shape draw:name="Forma5_62" draw:style-name="gr9" draw:text-style-name="P18" svg:width="1.897cm" svg:height="0.906cm" svg:x="7.141cm" svg:y="15.559cm"><text:p text:style-name="P17"><text:span text:style-name="T6">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76" draw:style-name="gr9" draw:text-style-name="P20" svg:width="1.897cm" svg:height="0.906cm" svg:x="8.71cm" svg:y="16.702cm"><text:p text:style-name="P19"><text:span text:style-name="T7">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77" draw:style-name="gr22" draw:text-style-name="P20" svg:width="2.126cm" svg:height="0.906cm" svg:x="10.795cm" svg:y="17.09cm"><text:p text:style-name="P19"><text:span text:style-name="T7">Apellido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7_1" draw:style-name="gr5" draw:text-style-name="P15" svg:x1="9.039cm" svg:y1="16.035cm" svg:x2="10.277cm" svg:y2="15.559cm"><text:p/></draw:line><draw:line draw:name="Forma28_1" draw:style-name="gr5" draw:text-style-name="P15" svg:x1="10.017cm" svg:y1="16.705cm" svg:x2="10.784cm" svg:y2="15.955cm"><text:p/></draw:line><draw:line draw:name="Forma29_0" draw:style-name="gr5" draw:text-style-name="P15" svg:x1="11.809cm" svg:y1="17.091cm" svg:x2="11.809cm" svg:y2="15.953cm"><text:p/></draw:line><draw:custom-shape draw:name="Forma5_78" draw:style-name="gr9" draw:text-style-name="P20" svg:width="1.897cm" svg:height="0.906cm" svg:x="-0.231cm" svg:y="12.342cm"><text:p text:style-name="P19"><text:span text:style-name="T7">Pobla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79" draw:style-name="gr9" draw:text-style-name="P20" svg:width="1.897cm" svg:height="0.906cm" svg:x="3.869cm" svg:y="12.792cm"><text:p text:style-name="P19"><text:span text:style-name="T7">Provinci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80" draw:style-name="gr23" draw:text-style-name="P20" svg:width="2.707cm" svg:height="0.906cm" svg:x="5.31cm" svg:y="11.703cm"><text:p text:style-name="P19"><text:span text:style-name="T7">Codigo post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81" draw:style-name="gr9" draw:text-style-name="P20" svg:width="1.897cm" svg:height="0.906cm" svg:x="1.665cm" svg:y="12.82cm"><text:p text:style-name="P19"><text:span text:style-name="T7">Telefon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79_1" draw:style-name="gr5" draw:text-style-name="P15" svg:x1="1.196cm" svg:y1="12.342cm" svg:x2="2.784cm" svg:y2="10.218cm"><text:p/></draw:line><draw:line draw:name="Forma80_1" draw:style-name="gr5" draw:text-style-name="P15" svg:x1="3.371cm" svg:y1="10.218cm" svg:x2="2.607cm" svg:y2="12.82cm"><text:p/></draw:line><draw:line draw:name="Forma81_1" draw:style-name="gr5" draw:text-style-name="P15" svg:x1="4.549cm" svg:y1="10.218cm" svg:x2="4.637cm" svg:y2="12.792cm"><text:p/></draw:line><draw:line draw:name="Forma82_1" draw:style-name="gr5" draw:text-style-name="P15" svg:x1="5.311cm" svg:y1="10.218cm" svg:x2="5.958cm" svg:y2="11.703cm"><text:p/></draw:line><draw:custom-shape draw:name="Forma5_82" draw:style-name="gr9" draw:text-style-name="P20" svg:width="1.897cm" svg:height="0.906cm" svg:x="13.307cm" svg:y="16.993cm"><text:p text:style-name="P19"><text:span text:style-name="T7">Telefon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9_1" draw:style-name="gr5" draw:text-style-name="P15" svg:x1="13.896cm" svg:y1="16.994cm" svg:x2="13.307cm" svg:y2="15.953cm"><text:p/></draw:line><draw:custom-shape draw:name="Forma5_83" draw:style-name="gr23" draw:text-style-name="P20" svg:width="2.707cm" svg:height="0.906cm" svg:x="14.628cm" svg:y="15.7cm"><text:p text:style-name="P19"><text:span text:style-name="T7">Especialida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9_2" draw:style-name="gr5" draw:text-style-name="P15" svg:x1="14.628cm" svg:y1="16.073cm" svg:x2="13.769cm" svg:y2="15.542cm"><text:p/></draw:line><draw:custom-shape draw:name="Forma5_84" draw:style-name="gr20" draw:text-style-name="P20" svg:width="2.652cm" svg:height="0.906cm" svg:x="14.683cm" svg:y="9.7cm"><text:p text:style-name="P19"><text:span text:style-name="T7">Fecha ingres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10_4" draw:style-name="gr5" draw:text-style-name="P15" svg:x1="14.683cm" svg:y1="10.045cm" svg:x2="13.769cm" svg:y2="9.941cm"><text:p/></draw:line><draw:custom-shape draw:name="Forma5_85" draw:style-name="gr24" draw:text-style-name="P20" svg:width="2.177cm" svg:height="0.906cm" svg:x="4.818cm" svg:y="6.507cm"><text:p text:style-name="P19"><text:span text:style-name="T7">N.º ingres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96_1" draw:style-name="gr5" draw:text-style-name="P15" svg:x1="4.105cm" svg:y1="9.425cm" svg:x2="5.4cm" svg:y2="7.412cm"><text:p/></draw:line></draw:g><text:soft-page-break/>Una clínica necesita llevar un control informatizado de su gestión de pacientes y médicos. De cada paciente se desea guardar el código, nombre, apellidos, dirección,<text:span text:style-name="T4"> población, provincia, código postal, teléfono</text:span> y fecha de nacimiento. De cad<text:span text:style-name="T5">a médico se desea guardar el código, nombre, apellidos, teléfono y especialidad. Se desea ll</text:span><text:span text:style-name="T4">evar el control de cada uno de los ingresos que el paciente hace en el hospital. Cada ingreso que realiza el paciente queda registrado en la base de datos. De cada ingreso se guarda el código de ingreso (que se incrementará automáticamente cada vez que el paciente realice un ingreso, y empieza de 0 por cada paciente), el número de habitación y cama en la que el paciente realiza el ingreso y la fecha de ingreso. Un médico puede atender varios ingresos, pero el ingreso de un paciente solo puede ser atendido por un único médico. Un paciente puede realizar varios ingresos en el hospital”.</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75708435286583" text:continue-numbering="true" text:style-name="L1">
        <text:list-item>
          <text:p text:style-name="P10"><text:soft-page-break/>E<text:span text:style-name="T4">n la biblioteca del centro se manejan fichas de autores y libros. En la ficha de cada autor se tiene el código de autor y el nombre.</text:span> De cada libro se guarda<text:span text:style-name="T4"> el código, título, ISBN, editorial y número de página. Un autor puede escribir varios libros,</text:span> y un libro puede ser esc<text:span text:style-name="T4">rito por varios autores. Un libro está formado por ejemplares. Cada ejemplar tiene un código y una localización. Un libro tiene muchos ejemplares y un ejemplar pertenece sólo a un libro. Los usuarios de la biblioteca del centro también disponen de ficha en la biblioteca y sacan ejemplares de ella. De cada usuario se guarda el código, nombre, dirección y teléfono. Los ejemplares son prestados a los usuarios. Un usuar</text:span>io puede tomar prestados varios ejemplares, y un ejemplar puede ser prestado a varios usuarios. De cada préstamo interesa guardar la fecha de préstamo y la fecha de devolución.</text:p>
        </text:list-item>
      </text:list>
      <text:p text:style-name="P5"/>
      <text:p text:style-name="P7"><draw:g text:anchor-type="paragraph" draw:z-index="2" draw:name="DrawObject1" draw:style-name="gr17"><draw:custom-shape draw:name="Forma15_1" draw:style-name="gr6" draw:text-style-name="P14" svg:width="2.07cm" svg:height="0.602cm" svg:x="11.758cm" svg:y="2.647cm"><text:p text:style-name="P13">(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2" draw:style-name="gr6" draw:text-style-name="P14" svg:width="2.07cm" svg:height="0.602cm" svg:x="11.805cm" svg:y="6.325cm"><text:p text:style-name="P13">(0,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3" draw:style-name="gr6" draw:text-style-name="P14" svg:width="2.07cm" svg:height="0.602cm" svg:x="3.048cm" svg:y="2.797cm"><text:p text:style-name="P13">(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4" draw:style-name="gr6" draw:text-style-name="P14" svg:width="2.07cm" svg:height="0.602cm" svg:x="2.942cm" svg:y="6.263cm"><text:p text:style-name="P13">(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a18_3" draw:style-name="gr5" draw:text-style-name="P15" svg:x1="3.272cm" svg:y1="2.646cm" svg:x2="3.272cm" svg:y2="6.971cm"><text:p/></draw:line><draw:line draw:name="Forma8_1" draw:style-name="gr5" draw:text-style-name="P15" svg:x1="3.445cm" svg:y1="1.854cm" svg:x2="3.489cm" svg:y2="1.164cm"><text:p/></draw:line><draw:custom-shape draw:name="Forma15_5" draw:style-name="gr6" draw:text-style-name="P14" svg:width="2.07cm" svg:height="0.602cm" svg:x="5.14cm" svg:y="1.642cm"><text:p text:style-name="P13">(1,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15_6" draw:style-name="gr6" draw:text-style-name="P14" svg:width="2.07cm" svg:height="0.602cm" svg:x="8.736cm" svg:y="1.642cm"><text:p text:style-name="P13">(1, 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a2_0" draw:style-name="gr7" draw:text-style-name="P16" svg:x1="4.775cm" svg:y1="2.242cm" svg:x2="11.434cm" svg:y2="2.242cm"><text:p/></draw:line><draw:line draw:name="Forma20_1" draw:style-name="gr5" draw:text-style-name="P15" svg:x1="10.294cm" svg:y1="7.563cm" svg:x2="11.765cm" svg:y2="7.404cm"><text:p/></draw:line><draw:line draw:name="Forma21_3" draw:style-name="gr5" draw:text-style-name="P15" svg:x1="10.135cm" svg:y1="8.834cm" svg:x2="11.961cm" svg:y2="7.844cm"><text:p/></draw:line><draw:custom-shape draw:name="Forma1_1" draw:style-name="gr8" draw:text-style-name="P14" svg:width="3.495cm" svg:height="0.795cm" svg:x="2.074cm" svg:y="1.854cm"><text:p text:style-name="P13">LIBRO</text:p><draw:enhanced-geometry svg:viewBox="0 0 21600 21600" draw:type="rectangle" draw:enhanced-path="M 0 0 L 21600 0 21600 21600 0 21600 0 0 Z N"/></draw:custom-shape><draw:custom-shape draw:name="Forma1_2" draw:style-name="gr8" draw:text-style-name="P14" svg:width="3.495cm" svg:height="0.795cm" svg:x="10.333cm" svg:y="1.854cm"><text:p text:style-name="P13">EJEMPLARES</text:p><draw:enhanced-geometry svg:viewBox="0 0 21600 21600" draw:type="rectangle" draw:enhanced-path="M 0 0 L 21600 0 21600 21600 0 21600 0 0 Z N"/></draw:custom-shape><draw:custom-shape draw:name="Forma5_7" draw:style-name="gr9" draw:text-style-name="P18" svg:width="1.897cm" svg:height="0.906cm" svg:x="0.321cm" svg:y="0.746cm"><text:p text:style-name="P17"><text:span text:style-name="T6">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8" draw:style-name="gr9" draw:text-style-name="P20" svg:width="1.897cm" svg:height="0.906cm" svg:x="0.178cm" svg:y="2.647cm"><text:p text:style-name="P19"><text:span text:style-name="T7">Titul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9" draw:style-name="gr9" draw:text-style-name="P20" svg:width="1.897cm" svg:height="0.906cm" svg:x="2.635cm" svg:y="0.347cm"><text:p text:style-name="P19"><text:span text:style-name="T7">Editori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10" draw:style-name="gr25" draw:text-style-name="P20" svg:width="2.5cm" svg:height="0.906cm" svg:x="4.898cm" svg:y="0.335cm"><text:p text:style-name="P19"><text:span text:style-name="T7">N.º pagina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6_1" draw:style-name="gr5" draw:text-style-name="P15" svg:x1="1.928cm" svg:y1="1.517cm" svg:x2="2.073cm" svg:y2="1.852cm"><text:p/></draw:line><draw:line draw:name="Forma7_1" draw:style-name="gr5" draw:text-style-name="P15" svg:x1="2.071cm" svg:y1="2.646cm" svg:x2="1.838cm" svg:y2="2.819cm"><text:p/></draw:line><draw:line draw:name="Forma9_1" draw:style-name="gr5" draw:text-style-name="P15" svg:x1="5.669cm" svg:y1="1.24cm" svg:x2="5.14cm" svg:y2="1.854cm"><text:p/></draw:line><draw:custom-shape draw:name="Forma5_11" draw:style-name="gr9" draw:text-style-name="P18" svg:width="1.897cm" svg:height="0.906cm" svg:x="14.3cm" svg:y="0.813cm"><text:p text:style-name="P17"><text:span text:style-name="T6">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15" draw:style-name="gr26" draw:text-style-name="P20" svg:width="3.038cm" svg:height="0.906cm" svg:x="14.621cm" svg:y="2.185cm"><text:p text:style-name="P19"><text:span text:style-name="T7">Localiza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10_1" draw:style-name="gr5" draw:text-style-name="P15" svg:x1="13.827cm" svg:y1="1.853cm" svg:x2="14.511cm" svg:y2="1.576cm"><text:p/></draw:line><draw:line draw:name="Forma11_1" draw:style-name="gr5" draw:text-style-name="P15" svg:x1="13.827cm" svg:y1="2.422cm" svg:x2="14.621cm" svg:y2="2.588cm"><text:p/></draw:line><draw:custom-shape draw:name="Forma1_3" draw:style-name="gr8" draw:text-style-name="P14" svg:width="3.495cm" svg:height="0.795cm" svg:x="10.883cm" svg:y="7.05cm"><text:p text:style-name="P13">USUARIO</text:p><draw:enhanced-geometry svg:viewBox="0 0 21600 21600" draw:type="rectangle" draw:enhanced-path="M 0 0 L 21600 0 21600 21600 0 21600 0 0 Z N"/></draw:custom-shape><draw:line draw:name="Forma19_3" draw:style-name="gr5" draw:text-style-name="P15" svg:x1="12.044cm" svg:y1="7.049cm" svg:x2="12.044cm" svg:y2="2.646cm"><text:p/></draw:line><draw:custom-shape draw:name="Forma5_17" draw:style-name="gr13" draw:text-style-name="P20" svg:width="2.8cm" svg:height="0.906cm" svg:x="-1.422cm" svg:y="7.846cm"><text:p text:style-name="P19"><text:span text:style-name="T7">Nombr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a5_19" draw:style-name="gr27" draw:text-style-name="P18" svg:width="3.678cm" svg:height="0.906cm" svg:x="6.66cm" svg:y="7.131cm"><text:p text:style-name="P17"><text:span text:style-name="T6">Cod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20" draw:style-name="gr13" draw:text-style-name="P20" svg:width="2.8cm" svg:height="0.906cm" svg:x="7.521cm" svg:y="8.533cm"><text:p text:style-name="P19"><text:span text:style-name="T7">Nomb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21" draw:style-name="gr13" draw:text-style-name="P20" svg:width="2.8cm" svg:height="0.906cm" svg:x="10.908cm" svg:y="8.745cm"><text:p text:style-name="P19"><text:span text:style-name="T7">Direc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2_3" draw:style-name="gr5" draw:text-style-name="P15" svg:x1="12.702cm" svg:y1="7.844cm" svg:x2="12.649cm" svg:y2="8.745cm"><text:p/></draw:line><draw:custom-shape draw:name="Forma1_4" draw:style-name="gr8" draw:text-style-name="P14" svg:width="3.495cm" svg:height="0.795cm" svg:x="1.781cm" svg:y="6.972cm"><text:p text:style-name="P13">AUTOR</text:p><draw:enhanced-geometry svg:viewBox="0 0 21600 21600" draw:type="rectangle" draw:enhanced-path="M 0 0 L 21600 0 21600 21600 0 21600 0 0 Z N"/></draw:custom-shape><draw:custom-shape draw:name="Forma3_0" draw:style-name="gr14" draw:text-style-name="P21" svg:width="2.401cm" svg:height="0.93cm" svg:x="6.891cm" svg:y="1.795cm"><text:p/><draw:enhanced-geometry svg:viewBox="0 0 21600 21600" draw:glue-points="10800 0 0 10800 10800 21600 21600 10800" draw:text-areas="5400 5400 16200 16200" draw:type="diamond" draw:enhanced-path="M 10800 0 L 21600 10800 10800 21600 0 10800 10800 0 Z N"/></draw:custom-shape><draw:custom-shape draw:name="Forma4_0" draw:style-name="gr15" draw:text-style-name="P22" svg:width="0.93cm" svg:height="1.197cm" draw:transform="rotate (1.5707963267949) translate (6.88798611111111cm 2.72344444444444cm)"><text:p/><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a16_3" draw:style-name="gr5" draw:text-style-name="P15" svg:x1="0.972cm" svg:y1="7.985cm" svg:x2="1.782cm" svg:y2="7.456cm"><text:p/></draw:line><draw:custom-shape draw:name="Forma3_1" draw:style-name="gr14" draw:text-style-name="P21" svg:width="2.401cm" svg:height="0.93cm" draw:transform="rotate (1.5707963267949) translate (11.5658194444444cm 6.00075cm)"><text:p/><draw:enhanced-geometry svg:viewBox="0 0 21600 21600" draw:glue-points="10800 0 0 10800 10800 21600 21600 10800" draw:text-areas="5400 5400 16200 16200" draw:type="diamond" draw:enhanced-path="M 10800 0 L 21600 10800 10800 21600 0 10800 10800 0 Z N"/></draw:custom-shape><draw:custom-shape draw:name="Forma4_1" draw:style-name="gr16" draw:text-style-name="P21" svg:width="0.93cm" svg:height="1.197cm" svg:x="11.541cm" svg:y="4.803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a3_2" draw:style-name="gr14" draw:text-style-name="P21" svg:width="2.401cm" svg:height="0.93cm" draw:transform="rotate (1.5707963267949) translate (2.809875cm 6.07659722222222cm)"><text:p/><draw:enhanced-geometry svg:viewBox="0 0 21600 21600" draw:glue-points="10800 0 0 10800 10800 21600 21600 10800" draw:text-areas="5400 5400 16200 16200" draw:type="diamond" draw:enhanced-path="M 10800 0 L 21600 10800 10800 21600 0 10800 10800 0 Z N"/></draw:custom-shape><draw:custom-shape draw:name="Forma4_2" draw:style-name="gr16" draw:text-style-name="P21" svg:width="0.93cm" svg:height="1.197cm" svg:x="2.785cm" svg:y="4.873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a5_22" draw:style-name="gr13" draw:text-style-name="P18" svg:width="2.8cm" svg:height="0.906cm" svg:x="-1.422cm" svg:y="5.898cm"><text:p text:style-name="P17"><text:span text:style-name="T6">Codigo aut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name="Forma23_3" draw:style-name="gr5" draw:text-style-name="P15" svg:x1="1.376cm" svg:y1="6.401cm" svg:x2="2.161cm" svg:y2="6.974cm"><text:p/></draw:line><draw:custom-shape draw:name="Forma5_0" draw:style-name="gr13" draw:text-style-name="P20" svg:width="2.8cm" svg:height="0.906cm" svg:x="14.171cm" svg:y="8.849cm"><text:p text:style-name="P19"><text:span text:style-name="T7">Telefon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2_0" draw:style-name="gr5" draw:text-style-name="P15" svg:x1="14.171cm" svg:y1="7.844cm" svg:x2="14.952cm" svg:y2="8.849cm"><text:p/></draw:line><draw:custom-shape draw:name="Forma5_1" draw:style-name="gr26" draw:text-style-name="P20" svg:width="3.038cm" svg:height="0.906cm" svg:x="8.593cm" svg:y="-0.073cm"><text:p text:style-name="P19"><text:span text:style-name="T7">Fecha prestam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5_2" draw:style-name="gr28" draw:text-style-name="P20" svg:width="3.303cm" svg:height="0.906cm" svg:x="11.857cm" svg:y="-0.092cm"><text:p text:style-name="P19"><text:span text:style-name="T7">Fecha devolu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98" draw:style-name="gr5" draw:text-style-name="P15" svg:x1="10.453cm" svg:y1="0.831cm" svg:x2="11.395cm" svg:y2="1.852cm"><text:p/></draw:line><draw:line draw:name="Forma99" draw:style-name="gr5" draw:text-style-name="P15" svg:x1="13.16cm" svg:y1="0.813cm" svg:x2="12.689cm" svg:y2="1.854cm"><text:p/></draw:line></draw:g></text:p>
      <text:p text:style-name="P7"/>
      <text:p text:style-name="P7"/>
      <text:p text:style-name="P7"/>
      <text:p text:style-name="P7"/>
      <text:p text:style-name="P7"/>
      <text:p text:style-name="P9"/>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8"/>
      <text:p text:style-name="P7"/>
      <text:p text:style-name="P7"/>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2914" officeooo:paragraph-rsid="00092914"/>
    </style:style>
    <style:style style:name="MT1" style:family="text">
      <style:text-properties officeooo:rsid="0009291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Franco Larrea<text:tab/>U2. Diseño Conceptual<text:tab/>Ejercicios Básicos</text:p>
      </style:header>
      <style:footer>
        <text:p text:style-name="Footer"><text:tab/><text:span text:style-name="MT1">Pagina </text:span><text:span text:style-name="MT1"><text:page-number text:select-page="current">8</text:page-number></text:span><text:span text:style-name="MT1"><text:s/>de </text:span><text:span text:style-name="MT1"><text:page-count>8</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1T10:08:32.096000000</meta:creation-date>
    <dc:date>2020-10-26T17:57:07.621000000</dc:date>
    <meta:editing-duration>PT58M2S</meta:editing-duration>
    <meta:editing-cycles>15</meta:editing-cycles>
    <meta:generator>LibreOffice/7.0.2.2$Windows_X86_64 LibreOffice_project/8349ace3c3162073abd90d81fd06dcfb6b36b994</meta:generator>
    <meta:document-statistic meta:table-count="0" meta:image-count="0" meta:object-count="0" meta:page-count="8" meta:paragraph-count="9" meta:word-count="875" meta:character-count="5178" meta:non-whitespace-character-count="4313"/>
  </office:meta>
</office:document-meta>
</file>